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1.3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5.99mm"/>
    </style:style>
    <style:style style:name="co4" style:family="table-column">
      <style:table-column-properties fo:break-before="auto" style:column-width="106.49mm"/>
    </style:style>
    <style:style style:name="co5" style:family="table-column">
      <style:table-column-properties fo:break-before="auto" style:column-width="43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4.47mm" fo:break-before="auto" style:use-optimal-row-height="true"/>
    </style:style>
    <style:style style:name="ro3" style:family="table-row">
      <style:table-row-properties style:row-height="16.53mm" fo:break-before="auto" style:use-optimal-row-height="true"/>
    </style:style>
    <style:style style:name="ro4" style:family="table-row">
      <style:table-row-properties style:row-height="24.25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vertical-align="top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vertical-align="top"/>
      <style:text-properties style:text-outline="false" style:text-line-through-style="none" style:text-line-through-type="none" style:font-name="Liberation Sans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vertical-align="top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vertical-align="top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vertical-align="top"/>
      <style:text-properties style:text-outline="false" style:text-line-through-style="none" style:text-line-through-type="none" style:font-name="Liberation Sans1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ans"/>
    </style:style>
    <style:style style:name="ce10" style:family="table-cell" style:parent-style-name="Default">
      <style:table-cell-properties style:vertical-align="top"/>
      <style:text-properties style:font-name="Liberation Sans"/>
    </style:style>
    <style:style style:name="ce11" style:family="table-cell" style:parent-style-name="Default">
      <style:text-properties style:font-name="Liberation Sans" fo:font-weight="bold" style:font-weight-asian="bold" style:font-weight-complex="bold"/>
    </style:style>
    <style:style style:name="ce12" style:family="table-cell" style:parent-style-name="Default">
      <style:text-properties style:use-window-font-color="true" style:font-name="Liberation Sans" style:font-name-asian="Ubuntu" style:font-size-asian="6.40000009536743pt" style:font-name-complex="Ubuntu" style:font-size-complex="6.40000009536743pt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6" style:family="text">
      <style:text-properties style:font-weight-complex="bold" fo:language="fr" fo:country="FR" style:font-name="Liberation Sans" fo:font-size="10pt" style:text-underline-style="none" style:text-underline-color="font-color" style:text-line-through-type="none" fo:font-style="normal" style:text-outline="false" fo:text-shadow="none" style:text-line-through-mode="continuous" style:font-weight-asian="bold" fo:font-weight="bold" style:language-asian="zh" style:country-asian="CN" style:language-complex="hi" style:country-complex="IN" style:text-overline-style="none" style:text-overline-color="font-color" style:text-emphasize="none" style:font-style-complex="normal" style:font-style-asian="normal" style:font-size-complex="10pt" style:font-size-asian="10pt" style:font-name-complex="Lohit Devanagari" style:font-name-asian="AR PL SungtiL GB" style:font-relief="none"/>
    </style:style>
    <style:style style:name="T7" style:family="text">
      <style:text-properties fo:language="fr" fo:country="FR" style:font-name="Liberation Sans" fo:font-size="10pt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text-overline-style="none" style:text-overline-color="font-color" style:text-emphasize="none" style:font-style-complex="normal" style:font-style-asian="normal" style:font-size-complex="10pt" style:font-size-asian="10pt" style:font-name-complex="Lohit Devanagari" style:font-name-asian="AR PL SungtiL GB" style:font-relief="none" style:font-weight-complex="normal" style:font-weight-asian="normal" fo:font-weight="normal"/>
    </style:style>
    <style:style style:name="T8" style:family="text">
      <style:text-properties fo:language="fr" fo:country="FR" fo:font-size="10pt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text-overline-style="none" style:text-overline-color="font-color" style:text-emphasize="none" style:font-style-complex="normal" style:font-style-asian="normal" style:font-size-complex="10pt" style:font-size-asian="10pt" style:font-name-complex="Lohit Devanagari" style:font-name-asian="AR PL SungtiL GB" style:font-relief="none" style:font-weight-complex="normal" style:font-weight-asian="normal" fo:font-weight="normal" style:font-name="Liberation Sans"/>
    </style:style>
    <style:style style:name="T9" style:family="text">
      <style:text-properties fo:language="fr" fo:country="FR" fo:font-size="10pt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text-overline-style="none" style:text-overline-color="font-color" style:text-emphasize="none" style:font-style-complex="normal" style:font-style-asian="normal" style:font-size-complex="10pt" style:font-size-asian="10pt" style:font-name-complex="Lohit Devanagari" style:font-name-asian="AR PL SungtiL GB" style:font-relief="none" style:font-name="Liberation Sans" fo:font-weight="bold" style:font-weight-asian="bold" style:font-weight-complex="bold"/>
    </style:style>
    <style:style style:name="T10" style:family="text">
      <style:text-properties style:text-emphasize="none" style:font-weight-complex="bold" style:font-weight-asian="bold" fo:font-weight="bold" style:font-name="Liberation Sans" style:font-relief="none" style:font-name-asian="AR PL SungtiL GB" style:font-name-complex="Lohit Devanagari" style:font-size-asian="10pt" style:font-size-complex="10pt" style:font-style-asian="normal" style:font-style-complex="normal" fo:language="fr" fo:country="FR" style:text-overline-style="none" style:text-overline-color="font-color" style:language-complex="hi" style:country-complex="IN" style:language-asian="zh" style:country-asian="CN" style:text-line-through-mode="continuous" fo:text-shadow="none" style:text-outline="false" fo:font-style="normal" style:text-line-through-type="none" style:text-underline-style="none" style:text-underline-color="font-color" fo:font-size="10pt"/>
    </style:style>
    <style:style style:name="T11" style:family="text">
      <style:text-properties style:font-weight-complex="bold" fo:font-weight="bold" style:font-weight-asian="bold"/>
    </style:style>
    <style:style style:name="T12" style:family="text">
      <style:text-properties style:font-weight-complex="normal" fo:font-weight="normal" style:font-weight-asian="normal"/>
    </style:style>
    <style:style style:name="T13" style:family="text">
      <style:text-properties fo:font-weight="bold" style:font-weight-complex="bold" style:font-weight-asian="bold"/>
    </style:style>
    <style:style style:name="T14" style:family="text">
      <style:text-properties fo:font-weight="normal" style:font-weight-complex="normal" style:font-weight-asian="normal"/>
    </style:style>
    <style:style style:name="T15" style:family="text">
      <style:text-properties style:font-weight-asian="normal" fo:font-weight="normal" style:font-weight-complex="normal"/>
    </style:style>
    <style:style style:name="T16" style:family="text">
      <style:text-properties style:font-weight-asian="bold" style:font-weight-complex="bold" fo:font-weight="bold"/>
    </style:style>
    <style:style style:name="T17" style:family="text">
      <style:text-properties style:font-weight-complex="normal" style:font-weight-asian="normal" fo:font-weight="normal"/>
    </style:style>
    <style:style style:name="T18" style:family="text">
      <style:text-properties style:font-weight-complex="bold" style:font-weight-asian="bold" fo:font-weight="bold"/>
    </style:style>
    <style:style style:name="T19" style:family="text">
      <style:text-properties style:font-weight-asian="bold" fo:font-weight="bold" style:font-weight-complex="bold"/>
    </style:style>
    <style:style style:name="T20" style:family="text">
      <style:text-properties style:font-weight-asian="normal" style:font-weight-complex="normal" fo:font-weight="normal"/>
    </style:style>
    <style:style style:name="T21" style:family="text">
      <style:text-properties style:text-line-through-type="none" style:font-weight-complex="bold" style:font-name="Liberation Sans" style:font-relief="none" style:text-emphasize="none" style:font-style-complex="normal" style:font-style-asian="normal" style:font-size-asian="10pt" style:text-overline-style="none" style:text-overline-color="font-color" style:font-size-complex="10pt" style:text-underline-style="none" style:text-underline-color="font-color" style:font-name-complex="Lohit Devanagari" fo:font-size="10pt" fo:font-style="normal" style:text-outline="false" fo:text-shadow="none" style:text-line-through-mode="continuous" fo:language="fr" fo:country="FR" style:font-name-asian="AR PL SungtiL GB" fo:font-weight="bold" style:font-weight-asian="bold" style:language-complex="hi" style:country-complex="IN" style:language-asian="zh" style:country-asian="CN"/>
    </style:style>
    <style:style style:name="T22" style:family="text">
      <style:text-properties style:text-line-through-type="none" style:font-name="Liberation Sans" style:font-relief="none" style:text-emphasize="none" style:font-style-complex="normal" style:font-style-asian="normal" style:font-size-asian="10pt" style:text-overline-style="none" style:text-overline-color="font-color" style:font-size-complex="10pt" style:text-underline-style="none" style:text-underline-color="font-color" style:font-name-complex="Lohit Devanagari" fo:font-size="10pt" fo:font-style="normal" style:text-outline="false" fo:text-shadow="none" style:text-line-through-mode="continuous" fo:language="fr" fo:country="FR" style:font-name-asian="AR PL SungtiL GB" style:language-complex="hi" style:country-complex="IN" style:language-asian="zh" style:country-asian="CN" style:font-weight-asian="normal" fo:font-weight="normal" style:font-weight-complex="normal"/>
    </style:style>
    <style:style style:name="T23" style:family="text">
      <style:text-properties style:text-line-through-type="none" style:font-name="Liberation Sans" style:font-relief="none" style:text-emphasize="none" style:font-style-complex="normal" style:font-style-asian="normal" style:font-size-asian="10pt" style:text-overline-style="none" style:text-overline-color="font-color" style:font-size-complex="10pt" style:text-underline-style="none" style:text-underline-color="font-color" style:font-name-complex="Lohit Devanagari" fo:font-size="10pt" fo:font-style="normal" style:text-outline="false" fo:text-shadow="none" style:text-line-through-mode="continuous" fo:language="fr" fo:country="FR" style:font-name-asian="AR PL SungtiL GB" style:language-complex="hi" style:country-complex="IN" style:language-asian="zh" style:country-asian="CN" fo:font-weight="bold" style:font-weight-asian="bold" style:font-weight-complex="bold"/>
    </style:style>
    <style:style style:name="T24" style:family="text">
      <style:text-properties style:text-line-through-type="none" style:font-name="Liberation Sans" style:font-relief="none" style:text-emphasize="none" style:font-style-complex="normal" style:font-style-asian="normal" style:font-size-asian="10pt" style:text-overline-style="none" style:text-overline-color="font-color" style:font-size-complex="10pt" style:text-underline-style="none" style:text-underline-color="font-color" style:font-name-complex="Lohit Devanagari" fo:font-size="10pt" fo:font-style="normal" style:text-outline="false" fo:text-shadow="none" style:text-line-through-mode="continuous" fo:language="fr" fo:country="FR" style:font-name-asian="AR PL SungtiL GB" style:language-complex="hi" style:country-complex="IN" style:language-asian="zh" style:country-asian="CN" fo:font-weight="normal" style:font-weight-asian="normal" style:font-weight-complex="normal"/>
    </style:style>
    <style:style style:name="T25" style:family="text">
      <style:text-properties style:font-name-asian="AR PL SungtiL GB" style:font-weight-asian="bold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hi" style:country-complex="IN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size="10pt" fo:font-weight="bold" style:font-weight-complex="bold"/>
    </style:style>
    <style:style style:name="T26" style:family="text">
      <style:text-properties style:font-name-asian="AR PL SungtiL GB" style:font-weight-asian="normal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hi" style:country-complex="IN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size="10pt" fo:font-weight="normal" style:font-weight-complex="normal"/>
    </style:style>
    <style:style style:name="T27" style:family="text">
      <style:text-properties fo:text-shadow="none" style:language-complex="hi" style:country-complex="IN" style:font-name-asian="AR PL SungtiL GB" style:font-style-asian="normal" style:font-relief="none" style:font-name-complex="Lohit Devanagari" style:font-size-asian="10pt" style:font-size-complex="10pt" fo:font-size="10pt" fo:font-weight="bold" fo:font-style="normal" style:font-style-complex="normal" style:text-overline-style="none" style:text-overline-color="font-color" style:text-emphasize="none" style:language-asian="zh" style:country-asian="CN" style:font-weight-asian="bold" fo:language="fr" fo:country="FR" style:text-outline="false" style:font-name="Liberation Sans" style:font-weight-complex="bold" style:text-underline-style="none" style:text-underline-color="font-color" style:text-line-through-type="none" style:text-line-through-mode="continuous"/>
    </style:style>
    <style:style style:name="T28" style:family="text">
      <style:text-properties fo:text-shadow="none" style:language-complex="hi" style:country-complex="IN" style:font-name-asian="AR PL SungtiL GB" style:font-style-asian="normal" style:font-relief="none" style:font-name-complex="Lohit Devanagari" style:font-size-asian="10pt" style:font-size-complex="10pt" fo:font-size="10pt" fo:font-style="normal" style:font-style-complex="normal" style:text-overline-style="none" style:text-overline-color="font-color" style:text-emphasize="none" style:language-asian="zh" style:country-asian="CN" fo:language="fr" fo:country="FR" style:text-outline="false" style:font-name="Liberation Sans" style:text-underline-style="none" style:text-underline-color="font-color" style:text-line-through-type="none" style:text-line-through-mode="continuous" style:font-weight-complex="normal" style:font-weight-asian="normal" fo:font-weight="normal"/>
    </style:style>
    <style:style style:name="T29" style:family="text">
      <style:text-properties fo:text-shadow="none" style:language-complex="hi" style:country-complex="IN" style:font-name-asian="AR PL SungtiL GB" style:font-style-asian="normal" style:font-relief="none" style:font-name-complex="Lohit Devanagari" style:font-size-asian="10pt" style:font-size-complex="10pt" fo:font-size="10pt" fo:font-style="normal" style:font-style-complex="normal" style:text-overline-style="none" style:text-overline-color="font-color" style:text-emphasize="none" style:language-asian="zh" style:country-asian="CN" fo:language="fr" fo:country="FR" style:text-outline="false" style:text-underline-style="none" style:text-underline-color="font-color" style:text-line-through-type="none" style:text-line-through-mode="continuous" style:font-weight-complex="normal" style:font-weight-asian="normal" fo:font-weight="normal" style:font-name="Liberation Sans"/>
    </style:style>
    <style:style style:name="T30" style:family="text">
      <style:text-properties fo:text-shadow="none" style:language-complex="hi" style:country-complex="IN" style:font-name-asian="AR PL SungtiL GB" style:font-style-asian="normal" style:font-relief="none" style:font-name-complex="Lohit Devanagari" style:font-size-asian="10pt" style:font-size-complex="10pt" fo:font-size="10pt" fo:font-style="normal" style:font-style-complex="normal" style:text-overline-style="none" style:text-overline-color="font-color" style:text-emphasize="none" style:language-asian="zh" style:country-asian="CN" fo:language="fr" fo:country="FR" style:text-outline="false" style:text-underline-style="none" style:text-underline-color="font-color" style:text-line-through-type="none" style:text-line-through-mode="continuous" style:font-name="Liberation Sans" fo:font-weight="bold" style:font-weight-asian="bold" style:font-weight-complex="bold"/>
    </style:style>
    <style:style style:name="T31" style:family="text">
      <style:text-properties fo:font-size="10pt" style:font-relief="none" style:font-style-complex="normal" style:font-weight-complex="bold" style:font-size-complex="10pt" style:font-name-complex="Lohit Devanagari" style:language-complex="hi" style:country-complex="IN" fo:language="fr" fo:country="FR" fo:text-shadow="none" fo:font-style="normal" style:text-underline-style="none" style:text-underline-color="font-color" style:font-size-asian="10pt" style:font-name="Liberation Sans" fo:font-weight="bold" style:text-line-through-type="none" style:text-outline="false" style:text-line-through-mode="continuous" style:language-asian="zh" style:country-asian="CN" style:font-name-asian="AR PL SungtiL GB" style:font-weight-asian="bold" style:font-style-asian="normal" style:text-emphasize="none" style:text-overline-style="none" style:text-overline-color="font-color"/>
    </style:style>
    <style:style style:name="T32" style:family="text">
      <style:text-properties style:language-asian="zh" style:country-asian="CN" style:font-name="Liberation Sans" style:language-complex="hi" style:country-complex="IN" style:text-overline-style="none" style:text-overline-color="font-color" style:font-size-asian="10pt" style:font-size-complex="10pt" style:font-weight-asian="normal" style:font-weight-complex="normal" style:font-style-asian="normal" style:font-style-complex="normal" style:text-emphasize="none" style:font-relief="none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font-name-asian="AR PL SungtiL GB" style:font-name-complex="Lohit Devanagari" fo:font-size="10pt"/>
    </style:style>
    <style:style style:name="T33" style:family="text">
      <style:text-properties style:language-asian="zh" style:country-asian="CN" style:font-name="Liberation Sans" style:language-complex="hi" style:country-complex="IN" style:text-overline-style="none" style:text-overline-color="font-color" style:font-size-asian="10pt" style:font-size-complex="10pt" style:font-style-asian="normal" style:font-style-complex="normal" style:text-emphasize="none" style:font-relief="none" style:text-underline-style="none" style:text-underline-color="font-color" style:text-line-through-type="none" fo:font-style="normal" style:text-outline="false" fo:text-shadow="none" style:text-line-through-mode="continuous" fo:language="fr" fo:country="FR" style:font-name-asian="AR PL SungtiL GB" style:font-name-complex="Lohit Devanagari" fo:font-size="10pt" fo:font-weight="bold" style:font-weight-asian="bold" style:font-weight-complex="bold"/>
    </style:style>
    <style:style style:name="T34" style:family="text">
      <style:text-properties style:language-asian="zh" style:country-asian="CN" style:font-name="Liberation Sans" style:language-complex="hi" style:country-complex="IN" style:text-overline-style="none" style:text-overline-color="font-color" style:font-size-asian="10pt" style:font-size-complex="10pt" style:font-style-asian="normal" style:font-style-complex="normal" style:text-emphasize="none" style:font-relief="none" style:text-underline-style="none" style:text-underline-color="font-color" style:text-line-through-type="none" fo:font-style="normal" style:text-outline="false" fo:text-shadow="none" style:text-line-through-mode="continuous" fo:language="fr" fo:country="FR" style:font-name-asian="AR PL SungtiL GB" style:font-name-complex="Lohit Devanagari" fo:font-size="10pt" fo:font-weight="normal" style:font-weight-asian="normal" style:font-weight-complex="normal"/>
    </style:style>
    <style:style style:name="T35" style:family="text">
      <style:text-properties style:language-asian="zh" style:country-asian="CN" style:font-weight-complex="bold" style:font-name-complex="Lohit Devanagari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complex="hi" style:country-complex="IN" fo:font-weight="bold" style:font-name-asian="AR PL SungtiL GB" style:text-overline-style="none" style:text-overline-color="font-color" style:font-relief="none" style:text-emphasize="none" style:font-style-complex="normal" style:font-style-asian="normal" style:font-size-complex="10pt" style:font-size-asian="10pt" style:font-name="Liberation Sans" style:font-weight-asian="bold"/>
    </style:style>
    <style:style style:name="T36" style:family="text">
      <style:text-properties style:language-asian="zh" style:country-asian="CN" style:font-name-complex="Lohit Devanagari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complex="hi" style:country-complex="IN" style:font-name-asian="AR PL SungtiL GB" style:text-overline-style="none" style:text-overline-color="font-color" style:font-relief="none" style:text-emphasize="none" style:font-style-complex="normal" style:font-style-asian="normal" style:font-size-complex="10pt" style:font-size-asian="10pt" style:font-name="Liberation Sans" fo:font-weight="normal" style:font-weight-asian="normal" style:font-weight-complex="normal"/>
    </style:style>
    <style:style style:name="T37" style:family="text">
      <style:text-properties style:language-asian="zh" style:country-asian="CN" style:font-name-complex="Lohit Devanagari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complex="hi" style:country-complex="IN" style:font-name-asian="AR PL SungtiL GB" style:text-overline-style="none" style:text-overline-color="font-color" style:font-relief="none" style:text-emphasize="none" style:font-style-complex="normal" style:font-style-asian="normal" style:font-size-complex="10pt" style:font-size-asian="10pt" style:font-name="Liberation Sans" fo:font-weight="bold" style:font-weight-asian="bold" style:font-weight-complex="bold"/>
    </style:style>
    <style:style style:name="T38" style:family="text">
      <style:text-properties fo:language="fr" fo:country="FR" style:text-outline="false" style:text-underline-style="none" style:text-underline-color="font-color" fo:font-size="10pt" fo:text-shadow="none" style:text-line-through-mode="continuous" style:language-asian="zh" style:country-asian="CN" style:language-complex="hi" style:country-complex="IN" style:font-name-complex="Lohit Devanagari" style:text-line-through-type="none" style:font-style-complex="normal" style:font-weight-asian="bold" style:font-size-complex="10pt" style:text-emphasize="none" style:font-relief="none" style:font-style-asian="normal" style:font-name="Liberation Sans" style:font-name-asian="AR PL SungtiL GB" style:font-weight-complex="bold" fo:font-weight="bold" style:text-overline-style="none" style:text-overline-color="font-color" fo:font-style="normal" style:font-size-asian="10pt"/>
    </style:style>
    <style:style style:name="T39" style:family="text">
      <style:text-properties fo:language="fr" fo:country="FR" style:text-outline="false" style:text-underline-style="none" style:text-underline-color="font-color" fo:font-size="10pt" fo:text-shadow="none" style:text-line-through-mode="continuous" style:language-asian="zh" style:country-asian="CN" style:language-complex="hi" style:country-complex="IN" style:font-name-complex="Lohit Devanagari" style:text-line-through-type="none" style:font-style-complex="normal" style:font-size-complex="10pt" style:text-emphasize="none" style:font-relief="none" style:font-style-asian="normal" style:font-name="Liberation Sans" style:font-name-asian="AR PL SungtiL GB" style:text-overline-style="none" style:text-overline-color="font-color" fo:font-style="normal" style:font-size-asian="10pt" fo:font-weight="normal" style:font-weight-complex="normal" style:font-weight-asian="normal"/>
    </style:style>
    <style:style style:name="T40" style:family="text">
      <style:text-properties fo:language="fr" fo:country="FR" style:text-outline="false" style:text-underline-style="none" style:text-underline-color="font-color" fo:font-size="10pt" fo:text-shadow="none" style:text-line-through-mode="continuous" style:language-asian="zh" style:country-asian="CN" style:language-complex="hi" style:country-complex="IN" style:font-name-complex="Lohit Devanagari" style:text-line-through-type="none" style:font-style-complex="normal" style:font-size-complex="10pt" style:text-emphasize="none" style:font-relief="none" style:font-style-asian="normal" style:font-name="Liberation Sans" style:font-name-asian="AR PL SungtiL GB" style:text-overline-style="none" style:text-overline-color="font-color" fo:font-style="normal" style:font-size-asian="10pt" style:font-weight-asian="bold" fo:font-weight="bold" style:font-weight-complex="bold"/>
    </style:style>
    <style:style style:name="T41" style:family="text">
      <style:text-properties fo:language="fr" fo:country="FR" style:text-outline="false" style:text-underline-style="none" style:text-underline-color="font-color" fo:font-size="10pt" fo:text-shadow="none" style:text-line-through-mode="continuous" style:language-asian="zh" style:country-asian="CN" style:language-complex="hi" style:country-complex="IN" style:font-name-complex="Lohit Devanagari" style:text-line-through-type="none" style:font-style-complex="normal" style:font-size-complex="10pt" style:text-emphasize="none" style:font-relief="none" style:font-style-asian="normal" style:font-name="Liberation Sans" style:font-name-asian="AR PL SungtiL GB" style:text-overline-style="none" style:text-overline-color="font-color" fo:font-style="normal" style:font-size-asian="10pt" fo:font-weight="normal" style:font-weight-asian="normal" style:font-weight-complex="normal"/>
    </style:style>
    <style:style style:name="T42" style:family="text">
      <style:text-properties fo:language="fr" fo:country="FR" style:text-outline="false" style:text-underline-style="none" style:text-underline-color="font-color" fo:font-size="10pt" fo:text-shadow="none" style:text-line-through-mode="continuous" style:language-asian="zh" style:country-asian="CN" style:language-complex="hi" style:country-complex="IN" style:font-name-complex="Lohit Devanagari" style:text-line-through-type="none" style:font-style-complex="normal" style:font-size-complex="10pt" style:text-emphasize="none" style:font-relief="none" style:font-style-asian="normal" style:font-name="Liberation Sans" style:font-name-asian="AR PL SungtiL GB" style:text-overline-style="none" style:text-overline-color="font-color" fo:font-style="normal" style:font-size-asian="10pt" fo:font-weight="bold" style:font-weight-asian="bold" style:font-weight-complex="bold"/>
    </style:style>
    <style:style style:name="T43" style:family="text">
      <style:text-properties fo:language="fr" fo:country="FR" style:text-outline="false" style:text-underline-style="none" style:text-underline-color="font-color" fo:font-size="10pt" fo:text-shadow="none" style:text-line-through-mode="continuous" style:language-asian="zh" style:country-asian="CN" style:language-complex="hi" style:country-complex="IN" style:font-name-complex="Lohit Devanagari" style:text-line-through-type="none" style:font-style-complex="normal" style:font-size-complex="10pt" style:text-emphasize="none" style:font-relief="none" style:font-style-asian="normal" style:font-name="Liberation Sans" style:font-name-asian="AR PL SungtiL GB" style:text-overline-style="none" style:text-overline-color="font-color" fo:font-style="normal" style:font-size-asian="10pt" style:font-weight-complex="normal" fo:font-weight="normal" style:font-weight-asian="normal"/>
    </style:style>
    <style:style style:name="T44" style:family="text">
      <style:text-properties style:language-asian="zh" style:country-asian="CN" style:font-weight-complex="bold" fo:language="fr" fo:country="FR" style:text-line-through-mode="continuous" fo:text-shadow="none" style:text-outline="false" fo:font-style="normal" style:text-line-through-type="none" style:text-underline-style="none" style:text-underline-color="font-color" fo:font-size="10pt" style:font-name-complex="Lohit Devanagari" style:language-complex="hi" style:country-complex="IN" fo:font-weight="bold" style:font-name-asian="AR PL SungtiL GB" style:font-name="Liberation Sans" style:font-size-asian="10pt" style:font-size-complex="10pt" style:font-style-asian="normal" style:text-emphasize="none" style:font-relief="none" style:text-overline-style="none" style:text-overline-color="font-color" style:font-weight-asian="bold" style:font-style-complex="normal"/>
    </style:style>
    <style:style style:name="T45" style:family="text">
      <style:text-properties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size="10pt" style:font-name-complex="Lohit Devanagari" style:language-complex="hi" style:country-complex="IN" style:font-name-asian="AR PL SungtiL GB" style:font-name="Liberation Sans" style:font-size-asian="10pt" style:font-size-complex="10pt" style:font-style-asian="normal" style:text-emphasize="none" style:font-relief="none" style:text-overline-style="none" style:text-overline-color="font-color" style:font-style-complex="normal" style:font-weight-complex="normal" style:font-weight-asian="normal" fo:font-weight="normal"/>
    </style:style>
    <style:style style:name="T46" style:family="text">
      <style:text-properties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size="10pt" style:font-name-complex="Lohit Devanagari" style:language-complex="hi" style:country-complex="IN" style:font-name-asian="AR PL SungtiL GB" style:font-name="Liberation Sans" style:font-size-asian="10pt" style:font-size-complex="10pt" style:font-style-asian="normal" style:text-emphasize="none" style:font-relief="none" style:text-overline-style="none" style:text-overline-color="font-color" style:font-style-complex="normal" fo:font-weight="bold" style:font-weight-asian="bold" style:font-weight-complex="bold"/>
    </style:style>
    <style:style style:name="T47" style:family="text">
      <style:text-properties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size="10pt" style:font-name-complex="Lohit Devanagari" style:language-complex="hi" style:country-complex="IN" style:font-name-asian="AR PL SungtiL GB" style:font-name="Liberation Sans" style:font-size-asian="10pt" style:font-size-complex="10pt" style:font-style-asian="normal" style:text-emphasize="none" style:font-relief="none" style:text-overline-style="none" style:text-overline-color="font-color" style:font-style-complex="normal" fo:font-weight="normal" style:font-weight-asian="normal" style:font-weight-complex="normal"/>
    </style:style>
    <style:style style:name="T48" style:family="text">
      <style:text-properties style:text-line-through-mode="continuous" style:font-weight-complex="bold" style:font-name-asian="AR PL SungtiL GB" style:font-name-complex="Lohit Devanagari" style:font-size-asian="10pt" style:font-size-complex="10pt" style:font-style-asian="normal" style:font-style-complex="normal" style:text-emphasize="none" style:font-relief="none" fo:language="fr" fo:country="FR" fo:font-weight="bold" style:language-asian="zh" style:country-asian="CN" style:font-name="Liberation Sans" style:language-complex="hi" style:country-complex="IN"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font-weight-asian="bold"/>
    </style:style>
    <style:style style:name="T49" style:family="text">
      <style:text-properties style:text-line-through-mode="continuous" style:font-name-asian="AR PL SungtiL GB" style:font-name-complex="Lohit Devanagari" style:font-size-asian="10pt" style:font-size-complex="10pt" style:font-style-asian="normal" style:font-style-complex="normal" style:text-emphasize="none" style:font-relief="none" fo:language="fr" fo:country="FR" style:language-asian="zh" style:country-asian="CN" style:font-name="Liberation Sans" style:language-complex="hi" style:country-complex="IN" style:text-overline-style="none" style:text-overline-color="font-color" fo:font-size="10pt" style:text-underline-style="none" style:text-underline-color="font-color" style:text-line-through-type="none" fo:font-style="normal" style:text-outline="false" fo:text-shadow="none" fo:font-weight="normal" style:font-weight-asian="normal" style:font-weight-complex="normal"/>
    </style:style>
    <style:style style:name="T50" style:family="text">
      <style:text-properties style:text-line-through-mode="continuous" style:font-name-asian="AR PL SungtiL GB" style:font-name-complex="Lohit Devanagari" style:font-size-asian="10pt" style:font-size-complex="10pt" style:font-style-asian="normal" style:font-style-complex="normal" style:text-emphasize="none" style:font-relief="none" fo:language="fr" fo:country="FR" style:language-asian="zh" style:country-asian="CN" style:font-name="Liberation Sans" style:language-complex="hi" style:country-complex="IN" style:text-overline-style="none" style:text-overline-color="font-color" fo:font-size="10pt" style:text-underline-style="none" style:text-underline-color="font-color" style:text-line-through-type="none" fo:font-style="normal" style:text-outline="false" fo:text-shadow="none" fo:font-weight="bold" style:font-weight-asian="bold" style:font-weight-complex="bold"/>
    </style:style>
    <style:style style:name="T51" style:family="text">
      <style:text-properties style:text-line-through-mode="continuous" style:font-name-asian="AR PL SungtiL GB" fo:language="fr" fo:country="FR" style:text-overline-style="none" style:text-overline-color="font-color" style:font-weight-asian="normal" fo:font-weight="normal" fo:font-size="10pt" style:text-underline-style="none" style:text-underline-color="font-color" style:text-line-through-type="none" fo:font-style="normal" style:text-outline="false" fo:text-shadow="none" style:font-name-complex="Lohit Devanagari" style:font-size-asian="10pt" style:font-size-complex="10pt" style:font-style-asian="normal" style:font-style-complex="normal" style:text-emphasize="none" style:font-relief="none" style:font-weight-complex="normal" style:language-asian="zh" style:country-asian="CN" style:font-name="Liberation Sans" style:language-complex="hi" style:country-complex="IN"/>
    </style:style>
    <style:style style:name="T52" style:family="text">
      <style:text-properties style:text-line-through-mode="continuous" style:font-name-asian="AR PL SungtiL GB" fo:language="fr" fo:country="FR"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font-name-complex="Lohit Devanagari" style:font-size-asian="10pt" style:font-size-complex="10pt" style:font-style-asian="normal" style:font-style-complex="normal" style:text-emphasize="none" style:font-relief="none" style:language-asian="zh" style:country-asian="CN" style:font-name="Liberation Sans" style:language-complex="hi" style:country-complex="IN" fo:font-weight="bold" style:font-weight-complex="bold" style:font-weight-asian="bold"/>
    </style:style>
    <style:style style:name="T53" style:family="text">
      <style:text-properties style:text-line-through-mode="continuous" style:font-name-asian="AR PL SungtiL GB" fo:language="fr" fo:country="FR"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font-name-complex="Lohit Devanagari" style:font-size-asian="10pt" style:font-size-complex="10pt" style:font-style-asian="normal" style:font-style-complex="normal" style:text-emphasize="none" style:font-relief="none" style:language-asian="zh" style:country-asian="CN" style:font-name="Liberation Sans" style:language-complex="hi" style:country-complex="IN" fo:font-weight="normal" style:font-weight-asian="normal" style:font-weight-complex="normal"/>
    </style:style>
    <style:style style:name="T54" style:family="text">
      <style:text-properties style:text-line-through-mode="continuous" style:font-name-asian="AR PL SungtiL GB" fo:language="fr" fo:country="FR"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font-name-complex="Lohit Devanagari" style:font-size-asian="10pt" style:font-size-complex="10pt" style:font-style-asian="normal" style:font-style-complex="normal" style:text-emphasize="none" style:font-relief="none" style:language-asian="zh" style:country-asian="CN" style:font-name="Liberation Sans" style:language-complex="hi" style:country-complex="IN" fo:font-weight="bold" style:font-weight-asian="bold" style:font-weight-complex="bold"/>
    </style:style>
    <style:style style:name="T55" style:family="text">
      <style:text-properties style:font-weight-complex="bold" style:text-emphasize="none" style:font-size-complex="10pt" style:font-size-asian="10pt" style:language-asian="zh" style:country-asian="CN" style:language-complex="hi" style:country-complex="IN" style:text-overline-style="none" style:text-overline-color="font-color" style:text-underline-style="none" style:text-underline-color="font-color" style:text-line-through-type="none" fo:font-style="normal" style:font-style-complex="normal" style:font-relief="none" fo:font-size="10pt" style:font-name-asian="AR PL SungtiL GB" style:font-name-complex="Lohit Devanagari" style:font-name="Liberation Sans" fo:language="fr" fo:country="FR" style:text-line-through-mode="continuous" fo:text-shadow="none" style:font-style-asian="normal" fo:font-weight="bold" style:font-weight-asian="bold" style:text-outline="false"/>
    </style:style>
    <style:style style:name="T56" style:family="text">
      <style:text-properties style:text-emphasize="none" style:font-size-complex="10pt" style:font-size-asian="10pt" style:language-asian="zh" style:country-asian="CN" style:language-complex="hi" style:country-complex="IN" style:text-overline-style="none" style:text-overline-color="font-color" style:text-underline-style="none" style:text-underline-color="font-color" style:text-line-through-type="none" fo:font-style="normal" style:font-style-complex="normal" style:font-relief="none" fo:font-size="10pt" style:font-name-asian="AR PL SungtiL GB" style:font-name-complex="Lohit Devanagari" style:font-name="Liberation Sans" fo:language="fr" fo:country="FR" style:text-line-through-mode="continuous" fo:text-shadow="none" style:font-style-asian="normal" style:text-outline="false" style:font-weight-asian="normal" style:font-weight-complex="normal" fo:font-weight="normal"/>
    </style:style>
    <style:style style:name="T57" style:family="text">
      <style:text-properties fo:font-size="10pt" style:text-overline-style="none" style:text-overline-color="font-color" style:font-weight-complex="bold" style:font-style-complex="normal" style:text-underline-style="none" style:text-underline-color="font-color" style:text-line-through-type="none" fo:font-style="normal" style:language-asian="zh" style:country-asian="CN" style:font-name="Liberation Sans" style:text-outline="false" style:font-size-complex="10pt" style:font-size-asian="10pt" fo:language="fr" fo:country="FR" fo:text-shadow="none" fo:font-weight="bold" style:font-weight-asian="bold" style:language-complex="hi" style:country-complex="IN" style:font-name-asian="AR PL SungtiL GB" style:font-style-asian="normal" style:font-relief="none" style:text-emphasize="none" style:font-name-complex="Lohit Devanagari" style:text-line-through-mode="continuous"/>
    </style:style>
    <style:style style:name="T58" style:family="text">
      <style:text-properties fo:font-size="10pt" style:text-overline-style="none" style:text-overline-color="font-color" style:font-style-complex="normal" style:text-underline-style="none" style:text-underline-color="font-color" style:text-line-through-type="none" fo:font-style="normal" style:language-asian="zh" style:country-asian="CN" style:font-name="Liberation Sans" style:text-outline="false" style:font-size-complex="10pt" style:font-size-asian="10pt" fo:language="fr" fo:country="FR" fo:text-shadow="none" style:language-complex="hi" style:country-complex="IN" style:font-name-asian="AR PL SungtiL GB" style:font-style-asian="normal" style:font-relief="none" style:text-emphasize="none" style:font-name-complex="Lohit Devanagari" style:text-line-through-mode="continuous" fo:font-weight="normal" style:font-weight-complex="normal" style:font-weight-asian="normal"/>
    </style:style>
    <style:style style:name="T59" style:family="text">
      <style:text-properties fo:font-size="10pt" style:text-overline-style="none" style:text-overline-color="font-color" style:font-style-complex="normal" style:text-underline-style="none" style:text-underline-color="font-color" style:text-line-through-type="none" fo:font-style="normal" style:language-asian="zh" style:country-asian="CN" style:font-name="Liberation Sans" style:text-outline="false" style:font-size-complex="10pt" style:font-size-asian="10pt" fo:language="fr" fo:country="FR" fo:text-shadow="none" style:language-complex="hi" style:country-complex="IN" style:font-name-asian="AR PL SungtiL GB" style:font-style-asian="normal" style:font-relief="none" style:text-emphasize="none" style:font-name-complex="Lohit Devanagari" style:text-line-through-mode="continuous" fo:font-weight="bold" style:font-weight-asian="bold" style:font-weight-complex="bold"/>
    </style:style>
    <style:style style:name="T60" style:family="text">
      <style:text-properties style:text-overline-style="none" style:text-overline-color="font-color" fo:font-weight="normal" fo:text-shadow="none" style:font-style-complex="normal" style:language-complex="hi" style:country-complex="IN" style:font-size-asian="10pt" style:text-emphasize="none" style:text-line-through-mode="continuous" fo:font-size="10pt" style:font-name-asian="AR PL SungtiL GB" style:font-style-asian="normal" style:text-underline-style="none" style:text-underline-color="font-color" fo:language="fr" fo:country="FR" fo:font-style="normal" style:text-line-through-type="none" style:font-size-complex="10pt" style:font-weight-complex="normal" style:language-asian="zh" style:country-asian="CN" style:font-relief="none" style:font-weight-asian="normal" style:text-outline="false" style:font-name="Liberation Sans" style:font-name-complex="Lohit Devanagari"/>
    </style:style>
    <style:style style:name="T61" style:family="text">
      <style:text-properties style:text-overline-style="none" style:text-overline-color="font-color" fo:text-shadow="none" style:font-style-complex="normal" style:language-complex="hi" style:country-complex="IN" style:font-size-asian="10pt" style:text-emphasize="none" style:text-line-through-mode="continuous" fo:font-size="10pt" style:font-name-asian="AR PL SungtiL GB" style:font-style-asian="normal" style:text-underline-style="none" style:text-underline-color="font-color" fo:language="fr" fo:country="FR" fo:font-style="normal" style:text-line-through-type="none" style:font-size-complex="10pt" style:language-asian="zh" style:country-asian="CN" style:font-relief="none" style:text-outline="false" style:font-name="Liberation Sans" style:font-name-complex="Lohit Devanagari" fo:font-weight="bold" style:font-weight-asian="bold" style:font-weight-complex="bold"/>
    </style:style>
    <style:style style:name="T62" style:family="text">
      <style:text-properties style:text-overline-style="none" style:text-overline-color="font-color" fo:text-shadow="none" style:font-style-complex="normal" style:language-complex="hi" style:country-complex="IN" style:font-size-asian="10pt" style:text-emphasize="none" style:text-line-through-mode="continuous" fo:font-size="10pt" style:font-name-asian="AR PL SungtiL GB" style:font-style-asian="normal" style:text-underline-style="none" style:text-underline-color="font-color" fo:language="fr" fo:country="FR" fo:font-style="normal" style:text-line-through-type="none" style:font-size-complex="10pt" style:language-asian="zh" style:country-asian="CN" style:font-relief="none" style:text-outline="false" style:font-name="Liberation Sans" style:font-name-complex="Lohit Devanagari" fo:font-weight="normal" style:font-weight-asian="normal" style:font-weight-complex="normal"/>
    </style:style>
    <style:style style:name="T63" style:family="text">
      <style:text-properties style:text-overline-style="none" style:text-overline-color="font-color" fo:font-weight="normal" style:font-style-asian="normal" style:font-name-asian="AR PL SungtiL GB" fo:font-size="10pt" style:text-line-through-mode="continuous" style:text-emphasize="none" style:font-size-asian="10pt" style:language-complex="hi" style:country-complex="IN" style:font-style-complex="normal" fo:text-shadow="none" style:text-underline-style="none" style:text-underline-color="font-color" fo:language="fr" fo:country="FR" fo:font-style="normal" style:text-line-through-type="none" style:font-size-complex="10pt" style:font-weight-complex="normal" style:language-asian="zh" style:country-asian="CN" style:font-relief="none" style:font-weight-asian="normal" style:text-outline="false" style:font-name="Liberation Sans" style:font-name-complex="Lohit Devanagari"/>
    </style:style>
    <style:style style:name="T64" style:family="text">
      <style:text-properties style:text-overline-style="none" style:text-overline-color="font-color" style:font-style-asian="normal" style:font-name-asian="AR PL SungtiL GB" fo:font-size="10pt" style:text-line-through-mode="continuous" style:text-emphasize="none" style:font-size-asian="10pt" style:language-complex="hi" style:country-complex="IN" style:font-style-complex="normal" fo:text-shadow="none" style:text-underline-style="none" style:text-underline-color="font-color" fo:language="fr" fo:country="FR" fo:font-style="normal" style:text-line-through-type="none" style:font-size-complex="10pt" style:language-asian="zh" style:country-asian="CN" style:font-relief="none" style:text-outline="false" style:font-name="Liberation Sans" style:font-name-complex="Lohit Devanagari" style:font-weight-complex="bold" style:font-weight-asian="bold" fo:font-weight="bold"/>
    </style:style>
    <style:style style:name="T65" style:family="text">
      <style:text-properties style:text-overline-style="none" style:text-overline-color="font-color" style:font-style-asian="normal" style:font-name-asian="AR PL SungtiL GB" fo:font-size="10pt" style:text-line-through-mode="continuous" style:text-emphasize="none" style:font-size-asian="10pt" style:language-complex="hi" style:country-complex="IN" style:font-style-complex="normal" fo:text-shadow="none" style:text-underline-style="none" style:text-underline-color="font-color" fo:language="fr" fo:country="FR" fo:font-style="normal" style:text-line-through-type="none" style:font-size-complex="10pt" style:language-asian="zh" style:country-asian="CN" style:font-relief="none" style:text-outline="false" style:font-name="Liberation Sans" style:font-name-complex="Lohit Devanagari" fo:font-weight="normal" style:font-weight-asian="normal" style:font-weight-complex="normal"/>
    </style:style>
    <style:style style:name="T6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 PL SungtiL GB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67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 PL SungtiL GB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8" style:family="text">
      <style:text-properties style:font-name-complex="Lohit Devanagari" style:font-relief="none" style:font-name="Liberation Sans" style:language-complex="hi" style:country-complex="IN" style:font-style-complex="normal" style:font-style-asian="normal" style:font-weight-complex="normal" style:font-weight-asian="normal" style:font-size-complex="10pt" style:font-size-asian="10pt" fo:text-shadow="none" style:font-name-asian="AR PL SungtiL GB" style:text-emphasize="none" style:language-asian="zh" style:country-asian="CN" fo:language="fr" fo:country="FR" fo:font-weight="normal" style:text-underline-style="none" style:text-underline-color="font-color" style:text-line-through-type="none" fo:font-style="normal" style:text-outline="false" fo:font-size="10pt" style:text-line-through-mode="continuous" style:text-overline-style="none" style:text-overline-color="font-color"/>
    </style:style>
    <style:style style:name="T69" style:family="text">
      <style:text-properties style:font-name-complex="Lohit Devanagari" style:font-relief="none" style:font-name="Liberation Sans" style:language-complex="hi" style:country-complex="IN" style:font-style-complex="normal" style:font-style-asian="normal" style:font-size-complex="10pt" style:font-size-asian="10pt" fo:text-shadow="none" style:font-name-asian="AR PL SungtiL GB" style:text-emphasize="none" style:language-asian="zh" style:country-asian="CN" fo:language="fr" fo:country="FR" style:text-underline-style="none" style:text-underline-color="font-color" style:text-line-through-type="none" fo:font-style="normal" style:text-outline="false" fo:font-size="10pt" style:text-line-through-mode="continuous" style:text-overline-style="none" style:text-overline-color="font-color" style:font-weight-asian="bold" fo:font-weight="bold" style:font-weight-complex="bold"/>
    </style:style>
    <style:style style:name="T70" style:family="text">
      <style:text-properties style:font-name-complex="Lohit Devanagari" style:font-relief="none" style:font-name="Liberation Sans" style:language-complex="hi" style:country-complex="IN" style:font-style-complex="normal" style:font-style-asian="normal" style:font-size-complex="10pt" style:font-size-asian="10pt" fo:text-shadow="none" style:font-name-asian="AR PL SungtiL GB" style:text-emphasize="none" style:language-asian="zh" style:country-asian="CN" fo:language="fr" fo:country="FR" style:text-underline-style="none" style:text-underline-color="font-color" style:text-line-through-type="none" fo:font-style="normal" style:text-outline="false" fo:font-size="10pt" style:text-line-through-mode="continuous" style:text-overline-style="none" style:text-overline-color="font-color" fo:font-weight="normal" style:font-weight-asian="normal" style:font-weight-complex="normal"/>
    </style:style>
    <style:style style:name="T71" style:family="text">
      <style:text-properties style:font-weight-asian="bold" fo:font-weight="bold" style:font-weight-complex="bold" style:text-outline="false" style:font-name-complex="Lohit Devanagari" style:font-size-asian="10pt" style:font-size-complex="10pt" style:text-line-through-type="none" style:text-line-through-mode="continuous" style:font-style-complex="normal" fo:font-style="normal" style:language-asian="zh" style:country-asian="CN" style:font-relief="none" style:font-style-asian="normal" fo:language="fr" fo:country="FR" style:font-name="Liberation Sans" style:text-emphasize="none" style:text-overline-style="none" style:text-overline-color="font-color" style:language-complex="hi" style:country-complex="IN" fo:text-shadow="none" fo:font-size="10pt" style:text-underline-style="none" style:text-underline-color="font-color" style:font-name-asian="AR PL SungtiL GB"/>
    </style:style>
    <style:style style:name="T72" style:family="text">
      <style:text-properties style:text-outline="false" style:font-name-complex="Lohit Devanagari" style:font-size-asian="10pt" style:font-size-complex="10pt" style:text-line-through-type="none" style:text-line-through-mode="continuous" style:font-style-complex="normal" fo:font-style="normal" style:language-asian="zh" style:country-asian="CN" style:font-relief="none" style:font-style-asian="normal" fo:language="fr" fo:country="FR" style:font-name="Liberation Sans" style:text-emphasize="none" style:text-overline-style="none" style:text-overline-color="font-color" style:language-complex="hi" style:country-complex="IN" fo:text-shadow="none" fo:font-size="10pt" style:text-underline-style="none" style:text-underline-color="font-color" style:font-name-asian="AR PL SungtiL GB" fo:font-weight="normal" style:font-weight-asian="normal" style:font-weight-complex="normal"/>
    </style:style>
    <style:style style:name="T73" style:family="text">
      <style:text-properties style:font-size-asian="10pt" fo:language="fr" fo:country="FR" fo:font-weight="bold" style:font-weight-asian="bold" style:language-complex="hi" style:country-complex="IN" style:font-name-asian="AR PL SungtiL GB" style:font-style-asian="normal" style:font-relief="none" style:text-emphasize="none" style:font-name-complex="Lohit Devanagari" style:text-overline-style="none" style:text-overline-color="font-color" fo:text-shadow="none" fo:font-size="10pt" style:text-line-through-mode="continuous" style:text-outline="false" style:font-name="Liberation Sans" style:language-asian="zh" style:country-asian="CN" fo:font-style="normal" style:text-line-through-type="none" style:text-underline-style="none" style:text-underline-color="font-color" style:font-style-complex="normal" style:font-weight-complex="bold" style:font-size-complex="10pt"/>
    </style:style>
    <style:style style:name="T74" style:family="text">
      <style:text-properties style:font-size-asian="10pt" fo:language="fr" fo:country="FR" style:language-complex="hi" style:country-complex="IN" style:font-name-asian="AR PL SungtiL GB" style:font-style-asian="normal" style:font-relief="none" style:text-emphasize="none" style:font-name-complex="Lohit Devanagari" style:text-overline-style="none" style:text-overline-color="font-color" fo:text-shadow="none" fo:font-size="10pt" style:text-line-through-mode="continuous" style:text-outline="false" style:font-name="Liberation Sans" style:language-asian="zh" style:country-asian="CN" fo:font-style="normal" style:text-line-through-type="none" style:text-underline-style="none" style:text-underline-color="font-color" style:font-style-complex="normal" style:font-size-complex="10pt" fo:font-weight="normal" style:font-weight-complex="normal" style:font-weight-asian="normal"/>
    </style:style>
    <style:style style:name="T75" style:family="text">
      <style:text-properties style:font-size-asian="10pt" fo:language="fr" fo:country="FR" style:language-complex="hi" style:country-complex="IN" style:font-name-asian="AR PL SungtiL GB" style:font-style-asian="normal" style:font-relief="none" style:text-emphasize="none" style:font-name-complex="Lohit Devanagari" style:text-overline-style="none" style:text-overline-color="font-color" fo:text-shadow="none" fo:font-size="10pt" style:text-line-through-mode="continuous" style:text-outline="false" style:font-name="Liberation Sans" style:language-asian="zh" style:country-asian="CN" fo:font-style="normal" style:text-line-through-type="none" style:text-underline-style="none" style:text-underline-color="font-color" style:font-style-complex="normal" style:font-size-complex="10pt" fo:font-weight="bold" style:font-weight-asian="bold" style:font-weight-complex="bold"/>
    </style:style>
    <style:style style:name="T76" style:family="text">
      <style:text-properties style:font-size-asian="10pt" fo:language="fr" fo:country="FR" style:language-complex="hi" style:country-complex="IN" style:font-name-asian="AR PL SungtiL GB" style:font-style-asian="normal" style:font-relief="none" style:text-emphasize="none" style:font-name-complex="Lohit Devanagari" style:text-overline-style="none" style:text-overline-color="font-color" fo:text-shadow="none" fo:font-size="10pt" style:text-line-through-mode="continuous" style:text-outline="false" style:font-name="Liberation Sans" style:language-asian="zh" style:country-asian="CN" fo:font-style="normal" style:text-line-through-type="none" style:text-underline-style="none" style:text-underline-color="font-color" style:font-style-complex="normal" style:font-size-complex="10pt" fo:font-weight="normal" style:font-weight-asian="normal" style:font-weight-complex="normal"/>
    </style:style>
    <style:style style:name="T77" style:family="text">
      <style:text-properties style:font-relief="none" style:font-weight-complex="bold" fo:font-weight="bold" style:font-weight-asian="bold" style:text-overline-style="none" style:text-overline-color="font-color" style:text-line-through-mode="continuous" fo:font-size="10pt" style:text-outline="false" fo:font-style="normal" style:text-line-through-type="none" style:text-underline-style="none" style:text-underline-color="font-color" fo:language="fr" fo:country="FR" style:language-asian="zh" style:country-asian="CN" style:text-emphasize="none" style:font-name-asian="AR PL SungtiL GB" fo:text-shadow="none" style:font-size-asian="10pt" style:font-size-complex="10pt" style:font-style-asian="normal" style:font-style-complex="normal" style:language-complex="hi" style:country-complex="IN" style:font-name="Liberation Sans" style:font-name-complex="Lohit Devanagari"/>
    </style:style>
    <style:style style:name="T78" style:family="text">
      <style:text-properties style:font-relief="none" style:text-overline-style="none" style:text-overline-color="font-color" style:text-line-through-mode="continuous" fo:font-size="10pt" style:text-outline="false" fo:font-style="normal" style:text-line-through-type="none" style:text-underline-style="none" style:text-underline-color="font-color" fo:language="fr" fo:country="FR" style:language-asian="zh" style:country-asian="CN" style:text-emphasize="none" style:font-name-asian="AR PL SungtiL GB" fo:text-shadow="none" style:font-size-asian="10pt" style:font-size-complex="10pt" style:font-style-asian="normal" style:font-style-complex="normal" style:language-complex="hi" style:country-complex="IN" style:font-name="Liberation Sans" style:font-name-complex="Lohit Devanagari" fo:font-weight="normal" style:font-weight-asian="normal" style:font-weight-complex="normal"/>
    </style:style>
    <style:style style:name="T79" style:family="text">
      <style:text-properties style:text-line-through-mode="continuous" style:font-name-asian="AR PL SungtiL GB" style:font-name-complex="Lohit Devanagari" style:font-size-asian="10pt" style:font-size-complex="10pt" style:font-style-asian="normal" style:font-style-complex="normal" style:text-emphasize="none" style:font-relief="none" fo:language="fr" fo:country="FR" style:language-asian="zh" style:country-asian="CN" style:font-name="Liberation Sans" style:language-complex="hi" style:country-complex="IN"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font-weight-complex="normal" fo:font-weight="normal" style:font-weight-asian="normal"/>
    </style:style>
    <style:style style:name="T80" style:family="text">
      <style:text-properties style:text-line-through-mode="continuous" style:text-outline="false" style:text-emphasize="none" style:font-style-complex="normal" fo:font-style="normal" style:text-underline-style="none" style:text-underline-color="font-color" style:text-line-through-type="none" style:font-style-asian="normal" style:font-size-complex="10pt" style:font-name-complex="Lohit Devanagari" style:font-relief="none" style:font-size-asian="10pt" style:font-weight-asian="bold" style:language-complex="hi" style:country-complex="IN" style:font-name="Liberation Sans" fo:font-size="10pt" style:font-name-asian="AR PL SungtiL GB" style:language-asian="zh" style:country-asian="CN" fo:font-weight="bold" fo:text-shadow="none" fo:language="fr" fo:country="FR" style:text-overline-style="none" style:text-overline-color="font-color" style:font-weight-complex="bold"/>
    </style:style>
    <style:style style:name="T81" style:family="text">
      <style:text-properties style:text-line-through-mode="continuous" style:text-outline="false" style:text-emphasize="none" style:font-style-complex="normal" fo:font-style="normal" style:text-underline-style="none" style:text-underline-color="font-color" style:text-line-through-type="none" style:font-style-asian="normal" style:font-size-complex="10pt" style:font-name-complex="Lohit Devanagari" style:font-relief="none" style:font-size-asian="10pt" style:language-complex="hi" style:country-complex="IN" style:font-name="Liberation Sans" fo:font-size="10pt" style:font-name-asian="AR PL SungtiL GB" style:language-asian="zh" style:country-asian="CN" fo:text-shadow="none" fo:language="fr" fo:country="FR" style:text-overline-style="none" style:text-overline-color="font-color" style:font-weight-asian="normal" style:font-weight-complex="normal" fo:font-weight="normal"/>
    </style:style>
    <style:style style:name="T82" style:family="text">
      <style:text-properties style:text-line-through-mode="continuous" style:text-outline="false" style:text-emphasize="none" style:font-style-complex="normal" fo:font-style="normal" style:text-underline-style="none" style:text-underline-color="font-color" style:text-line-through-type="none" style:font-style-asian="normal" style:font-size-complex="10pt" style:font-name-complex="Lohit Devanagari" style:font-relief="none" style:font-size-asian="10pt" style:language-complex="hi" style:country-complex="IN" style:font-name="Liberation Sans" fo:font-size="10pt" style:font-name-asian="AR PL SungtiL GB" style:language-asian="zh" style:country-asian="CN" fo:text-shadow="none" fo:language="fr" fo:country="FR" style:text-overline-style="none" style:text-overline-color="font-color" fo:font-weight="bold" style:font-weight-asian="bold" style:font-weight-complex="bold"/>
    </style:style>
    <style:style style:name="T83" style:family="text">
      <style:text-properties style:font-weight-asian="bold" fo:font-weight="bold" style:font-weight-complex="bold" fo:text-shadow="none" style:font-size-complex="10pt" style:font-size-asian="10pt" style:language-asian="zh" style:country-asian="CN" style:language-complex="hi" style:country-complex="IN" style:text-overline-style="none" style:text-overline-color="font-color" style:text-underline-style="none" style:text-underline-color="font-color" style:text-line-through-type="none" style:text-outline="false" style:text-line-through-mode="continuous" fo:language="fr" fo:country="FR" style:font-name="Liberation Sans" style:font-name-complex="Lohit Devanagari" style:font-name-asian="AR PL SungtiL GB" fo:font-size="10pt" style:text-emphasize="none" style:font-style-complex="normal" style:font-style-asian="normal" fo:font-style="normal" style:font-relief="none"/>
    </style:style>
    <style:style style:name="T84" style:family="text">
      <style:text-properties fo:text-shadow="none" style:font-size-complex="10pt" style:font-size-asian="10pt" style:language-asian="zh" style:country-asian="CN" style:language-complex="hi" style:country-complex="IN" style:text-overline-style="none" style:text-overline-color="font-color" style:text-underline-style="none" style:text-underline-color="font-color" style:text-line-through-type="none" style:text-outline="false" style:text-line-through-mode="continuous" fo:language="fr" fo:country="FR" style:font-name="Liberation Sans" style:font-name-complex="Lohit Devanagari" style:font-name-asian="AR PL SungtiL GB" fo:font-size="10pt" style:text-emphasize="none" style:font-style-complex="normal" style:font-style-asian="normal" fo:font-style="normal" style:font-relief="none" fo:font-weight="normal" style:font-weight-asian="normal" style:font-weight-complex="normal"/>
    </style:style>
    <style:style style:name="T85" style:family="text">
      <style:text-properties fo:text-shadow="none" style:font-size-complex="10pt" style:font-size-asian="10pt" style:language-asian="zh" style:country-asian="CN" style:language-complex="hi" style:country-complex="IN" style:text-overline-style="none" style:text-overline-color="font-color" style:text-underline-style="none" style:text-underline-color="font-color" style:text-line-through-type="none" style:text-outline="false" style:text-line-through-mode="continuous" fo:language="fr" fo:country="FR" style:font-name="Liberation Sans" style:font-name-complex="Lohit Devanagari" style:font-name-asian="AR PL SungtiL GB" fo:font-size="10pt" style:text-emphasize="none" style:font-style-complex="normal" style:font-style-asian="normal" fo:font-style="normal" style:font-relief="none" fo:font-weight="bold" style:font-weight-complex="bold" style:font-weight-asian="bold"/>
    </style:style>
    <style:style style:name="T86" style:family="text">
      <style:text-properties fo:text-shadow="none" style:font-size-complex="10pt" style:font-size-asian="10pt" style:language-asian="zh" style:country-asian="CN" style:language-complex="hi" style:country-complex="IN" style:text-overline-style="none" style:text-overline-color="font-color" style:text-underline-style="none" style:text-underline-color="font-color" style:text-line-through-type="none" style:text-outline="false" style:text-line-through-mode="continuous" fo:language="fr" fo:country="FR" style:font-name="Liberation Sans" style:font-name-complex="Lohit Devanagari" style:font-name-asian="AR PL SungtiL GB" fo:font-size="10pt" style:text-emphasize="none" style:font-style-complex="normal" style:font-style-asian="normal" fo:font-style="normal" style:font-relief="none" fo:font-weight="bold" style:font-weight-asian="bold" style:font-weight-complex="bold"/>
    </style:style>
    <style:style style:name="T87" style:family="text">
      <style:text-properties style:font-name-complex="Lohit Devanagari" style:language-complex="hi" style:country-complex="IN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 style:font-name-asian="AR PL SungtiL GB" style:text-overline-style="none" style:text-overline-color="font-color" fo:language="fr" fo:country="FR" style:language-asian="zh" style:country-asian="CN" style:font-size-complex="10pt" style:font-weight-asian="normal" style:font-weight-complex="normal" style:font-style-asian="normal" style:font-style-complex="normal" style:text-emphasize="none" style:font-relief="none" fo:font-size="10pt" style:font-size-asian="10pt"/>
    </style:style>
    <style:style style:name="T88" style:family="text">
      <style:text-properties style:font-name-complex="Lohit Devanagari" style:language-complex="hi" style:country-complex="IN" style:text-line-through-mode="continuous" fo:text-shadow="none" style:text-outline="false" fo:font-style="normal" style:text-line-through-type="none" style:text-underline-style="none" style:text-underline-color="font-color" fo:font-weight="normal" style:font-name-asian="AR PL SungtiL GB" style:text-overline-style="none" style:text-overline-color="font-color" fo:language="fr" fo:country="FR" style:language-asian="zh" style:country-asian="CN" style:font-size-complex="10pt" style:font-weight-asian="normal" style:font-weight-complex="normal" style:font-style-asian="normal" style:font-style-complex="normal" style:text-emphasize="none" style:font-relief="none" fo:font-size="10pt" style:font-size-asian="10pt" style:use-window-font-color="true" style:font-name="Liberation Sans"/>
    </style:style>
    <style:style style:name="T89" style:family="text">
      <style:text-properties style:language-complex="hi" style:country-complex="IN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fo:language="fr" fo:country="FR" style:language-asian="zh" style:country-asian="CN" style:font-size-complex="10pt" style:font-weight-asian="normal" style:font-weight-complex="normal" style:font-style-asian="normal" style:font-style-complex="normal" style:text-emphasize="none" style:font-relief="none" fo:font-size="10pt" style:font-size-asian="10pt" style:use-window-font-color="true" style:font-name="Liberation Sans" style:text-scale="100%" style:text-position="0% 100%" style:letter-kerning="true" fo:letter-spacing="normal" style:font-name-asian="Ubuntu" style:font-name-complex="Ubuntu"/>
    </style:style>
    <style:style style:name="T90" style:family="text">
      <style:text-properties style:text-underline-style="none" style:text-underline-color="font-color" fo:font-style="normal" fo:text-shadow="none" fo:language="fr" fo:country="FR" style:language-complex="hi" style:country-complex="IN" style:font-name-complex="Lohit Devanagari" style:font-size-complex="10pt" style:font-style-complex="normal" style:font-relief="none" style:text-overline-style="none" style:text-overline-color="font-color" style:text-position="0% 100%" style:font-weight-complex="bold" fo:font-size="10pt" style:text-scale="100%" style:letter-kerning="true" fo:letter-spacing="normal" style:text-line-through-type="none" style:text-outline="false" style:text-line-through-mode="continuous" style:font-name-asian="AR PL SungtiL GB" style:font-size-asian="10pt" style:font-style-asian="normal" style:text-emphasize="none" fo:font-weight="bold" style:font-weight-asian="bold" style:language-asian="zh" style:country-asian="CN" style:font-name="Liberation Sans"/>
    </style:style>
    <style:style style:name="T91" style:family="text">
      <style:text-properties style:text-underline-style="none" style:text-underline-color="font-color" fo:font-style="normal" fo:text-shadow="none" fo:language="fr" fo:country="FR" style:language-complex="hi" style:country-complex="IN" style:font-name-complex="Lohit Devanagari" style:font-size-complex="10pt" style:font-style-complex="normal" style:font-relief="none" style:text-overline-style="none" style:text-overline-color="font-color" style:text-position="0% 100%" fo:font-size="10pt" style:text-scale="100%" style:letter-kerning="true" fo:letter-spacing="normal" style:text-line-through-type="none" style:text-outline="false" style:text-line-through-mode="continuous" style:font-name-asian="AR PL SungtiL GB" style:font-size-asian="10pt" style:font-style-asian="normal" style:text-emphasize="none" style:language-asian="zh" style:country-asian="CN" style:font-name="Liberation Sans" fo:font-weight="normal" style:font-weight-asian="normal" style:font-weight-complex="normal"/>
    </style:style>
    <style:style style:name="T92" style:family="text">
      <style:text-properties style:text-underline-style="none" style:text-underline-color="font-color" fo:font-style="normal" fo:text-shadow="none" fo:language="fr" fo:country="FR" style:language-complex="hi" style:country-complex="IN" style:font-name-complex="Lohit Devanagari" style:font-size-complex="10pt" style:font-style-complex="normal" style:font-relief="none" style:text-overline-style="none" style:text-overline-color="font-color" style:text-position="0% 100%" fo:font-size="10pt" style:text-scale="100%" style:letter-kerning="true" fo:letter-spacing="normal" style:text-line-through-type="none" style:text-outline="false" style:text-line-through-mode="continuous" style:font-name-asian="AR PL SungtiL GB" style:font-size-asian="10pt" style:font-style-asian="normal" style:text-emphasize="none" style:language-asian="zh" style:country-asian="CN" style:font-name="Liberation Sans" fo:font-weight="bold" style:font-weight-complex="bold" style:font-weight-asian="bold"/>
    </style:style>
    <style:style style:name="T93" style:family="text">
      <style:text-properties style:text-underline-style="none" style:text-underline-color="font-color" fo:font-style="normal" fo:text-shadow="none" fo:language="fr" fo:country="FR" style:language-complex="hi" style:country-complex="IN" style:font-style-complex="normal" style:font-relief="none" style:text-overline-style="none" style:text-overline-color="font-color" style:text-position="0% 100%" fo:font-size="10pt" style:text-scale="100%" style:letter-kerning="true" fo:letter-spacing="normal" style:text-line-through-type="none" style:text-outline="false" style:text-line-through-mode="continuous" style:font-style-asian="normal" style:text-emphasize="none" style:language-asian="zh" style:country-asian="CN" style:font-size-complex="6.40000009536743pt" style:font-weight-complex="normal" style:font-name-complex="Ubuntu" fo:font-weight="normal" style:font-name-asian="Ubuntu" style:font-size-asian="6.40000009536743pt" style:font-weight-asian="normal"/>
    </style:style>
    <style:style style:name="T94" style:family="text">
      <style:text-properties style:language-asian="zh" style:country-asian="CN" style:font-name="Liberation Sans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fault gramma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&lt;program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decl_list&gt; &lt;function_list&gt; &lt;main&gt;</text:p>
          </table:table-cell>
        </table:table-row>
        <table:table-row table:style-name="ro1">
          <table:table-cell office:value-type="string" calcext:value-type="string">
            <text:p>&lt;decl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(&lt;decl&gt; ; &lt;decl_list&gt; | <text:span text:style-name="T1">ɛ)</text:span></text:p>
          </table:table-cell>
        </table:table-row>
        <table:table-row table:style-name="ro1">
          <table:table-cell office:value-type="string" calcext:value-type="string">
            <text:p>&lt;decl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var_decl&gt; | &lt;const_decl&gt;</text:p>
          </table:table-cell>
        </table:table-row>
        <table:table-row table:style-name="ro1">
          <table:table-cell office:value-type="string" calcext:value-type="string">
            <text:p>&lt;var_decl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var</text:span> identifier<text:span text:style-name="T2">:</text:span>&lt;type&gt;</text:p>
          </table:table-cell>
        </table:table-row>
        <table:table-row table:style-name="ro1">
          <table:table-cell office:value-type="string" calcext:value-type="string">
            <text:p>&lt;const_decl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const<text:span text:style-name="T3"> identifier</text:span><text:span text:style-name="T2">:</text:span><text:span text:style-name="T3">&lt;type&gt; = &lt;expression&gt;</text:span></text:p>
          </table:table-cell>
        </table:table-row>
        <table:table-row table:style-name="ro1">
          <table:table-cell office:value-type="string" calcext:value-type="string">
            <text:p>&lt;function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4">(&lt;function&gt; &lt;function_list&gt; | </text:span><text:span text:style-name="T5">ɛ)</text:span></text:p>
          </table:table-cell>
        </table:table-row>
        <table:table-row table:style-name="ro2">
          <table:table-cell office:value-type="string" calcext:value-type="string">
            <text:p>&lt;functio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type&gt; identifier <text:span text:style-name="T2">(</text:span>&lt;parameter_list&gt;<text:span text:style-name="T2">)</text:span></text:p>
            <text:p><text:span text:style-name="T2">{</text:span></text:p>
            <text:p><text:span text:style-name="T3">&lt;decl_list&gt;</text:span></text:p>
            <text:p><text:span text:style-name="T3">&lt;statement_block&gt;</text:span></text:p>
            <text:p><text:span text:style-name="T6">return (</text:span><text:span text:style-name="T7"> &lt;expression&gt; | </text:span><text:span text:style-name="T8">ɛ </text:span><text:span text:style-name="T9">) ;</text:span></text:p>
            <text:p><text:span text:style-name="T10">}</text:span></text:p>
          </table:table-cell>
        </table:table-row>
        <table:table-row table:style-name="ro1">
          <table:table-cell office:value-type="string" calcext:value-type="string">
            <text:p>&lt;type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Integer<text:span text:style-name="T3"> | </text:span><text:span text:style-name="T2">boolean </text:span><text:span text:style-name="T3">|</text:span><text:span text:style-name="T2"> void</text:span></text:p>
          </table:table-cell>
        </table:table-row>
        <table:table-row table:style-name="ro1">
          <table:table-cell office:value-type="string" calcext:value-type="string">
            <text:p>&lt;parameter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4">&lt;nemp_parameter_list&gt; | </text:span><text:span text:style-name="T5">ɛ</text:span></text:p>
          </table:table-cell>
        </table:table-row>
        <table:table-row table:style-name="ro1">
          <table:table-cell office:value-type="string" calcext:value-type="string">
            <text:p>&lt;nemp_parameter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:&lt;type&gt; | identifier:&lt;type&gt; <text:span text:style-name="T2">,</text:span><text:span text:style-name="T3"> &lt;nemp_parameter_list&gt;</text:span></text:p>
          </table:table-cell>
        </table:table-row>
        <table:table-row table:style-name="ro3">
          <table:table-cell office:value-type="string" calcext:value-type="string">
            <text:p>&lt;mai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Main {</text:span></text:p>
            <text:p><text:span text:style-name="T3">&lt;decl_list&gt;</text:span></text:p>
            <text:p><text:span text:style-name="T3">&lt;statement_block&gt;</text:span></text:p>
            <text:p><text:span text:style-name="T2">}</text:span></text:p>
          </table:table-cell>
        </table:table-row>
        <table:table-row table:style-name="ro1">
          <table:table-cell office:value-type="string" calcext:value-type="string">
            <text:p>&lt;statement_block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4">(&lt;statement&gt; &lt;statement_block&gt;) | </text:span><text:span text:style-name="T5">ɛ</text:span></text:p>
          </table:table-cell>
        </table:table-row>
        <table:table-row table:style-name="ro1">
          <table:table-cell office:value-type="string" calcext:value-type="string">
            <text:p>&lt;statemen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<text:span text:style-name="T11">(</text:span><text:span text:style-name="T3"> &lt;arg_list&gt; </text:span><text:span text:style-name="T2">)</text:span><text:span text:style-name="T12"> </text:span><text:span text:style-name="T13">;</text:span><text:span text:style-name="T14"> | </text:span><text:span text:style-name="T13">{</text:span><text:span text:style-name="T15"> &lt;statement_block&gt; </text:span><text:span text:style-name="T16">}</text:span><text:span text:style-name="T3"> | </text:span><text:span text:style-name="T11">if</text:span><text:span text:style-name="T17"> &lt;condition&gt; </text:span><text:span text:style-name="T18">{ </text:span><text:span text:style-name="T15">&lt;statement_block&gt; </text:span><text:span text:style-name="T19">}</text:span><text:span text:style-name="T3"> </text:span><text:span text:style-name="T18">else {</text:span><text:span text:style-name="T3"> &lt;statement_block&gt; </text:span><text:span text:style-name="T16">}</text:span><text:span text:style-name="T3"> | </text:span><text:span text:style-name="T18">while </text:span><text:span text:style-name="T12">&lt;condition&gt; </text:span><text:span text:style-name="T18">{</text:span><text:span text:style-name="T17"> &lt;statement_block&gt; </text:span><text:span text:style-name="T2">}</text:span><text:span text:style-name="T3"> | </text:span><text:span text:style-name="T2">skip ;</text:span></text:p>
          </table:table-cell>
        </table:table-row>
        <table:table-row table:style-name="ro1">
          <table:table-cell office:value-type="string" calcext:value-type="string">
            <text:p>&lt;expressio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fragment&gt; &lt;binary_arith_op&gt; &lt;fragment&gt; | <text:span text:style-name="T11">(</text:span><text:span text:style-name="T3"> &lt;expression&gt; </text:span><text:span text:style-name="T2">)</text:span><text:span text:style-name="T14"> | identifier </text:span><text:span text:style-name="T13">(</text:span><text:span text:style-name="T3"> &lt;arg_list&gt; </text:span><text:span text:style-name="T2">)</text:span><text:span text:style-name="T3"> | &lt;fragment&gt;</text:span></text:p>
          </table:table-cell>
        </table:table-row>
        <table:table-row table:style-name="ro1">
          <table:table-cell office:value-type="string" calcext:value-type="string">
            <text:p>&lt;binary_arith_op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+<text:span text:style-name="T3"> | </text:span><text:span text:style-name="T2">-</text:span></text:p>
          </table:table-cell>
        </table:table-row>
        <table:table-row table:style-name="ro1">
          <table:table-cell office:value-type="string" calcext:value-type="string">
            <text:p>&lt;fragmen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| <text:span text:style-name="T16">-</text:span><text:span text:style-name="T3"> identifier | number | </text:span><text:span text:style-name="T2">true</text:span><text:span text:style-name="T14"> | </text:span><text:span text:style-name="T2">false</text:span><text:span text:style-name="T3"> | &lt;expression&gt;</text:span></text:p>
          </table:table-cell>
        </table:table-row>
        <table:table-row table:style-name="ro1">
          <table:table-cell office:value-type="string" calcext:value-type="string">
            <text:p>&lt;condition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~<text:span text:style-name="T20"> &lt;condition&gt; | </text:span><text:span text:style-name="T2">(</text:span><text:span text:style-name="T3"> &lt;condition&gt; </text:span><text:span text:style-name="T18">)</text:span><text:span text:style-name="T17"> | &lt;expression&gt; &lt;comp_op&gt; &lt;expression&gt; | &lt;condition&gt; ( </text:span><text:span text:style-name="T2">||</text:span><text:span text:style-name="T3"> | </text:span><text:span text:style-name="T2">&amp;&amp;</text:span><text:span text:style-name="T3"> ) &lt;condition&gt;</text:span></text:p>
          </table:table-cell>
        </table:table-row>
        <table:table-row table:style-name="ro1">
          <table:table-cell office:value-type="string" calcext:value-type="string">
            <text:p>&lt;comp_op&gt;</text:p>
          </table:table-cell>
          <table:table-cell office:value-type="string" calcext:value-type="string">
            <text:p>::=</text:p>
          </table:table-cell>
          <table:table-cell table:style-name="ce3" office:value-type="string" calcext:value-type="string">
            <text:p> <text:span text:style-name="T2">==</text:span> | <text:span text:style-name="T2">!=</text:span> | <text:span text:style-name="T2">&lt;</text:span> | <text:span text:style-name="T2">&lt;=</text:span> | <text:span text:style-name="T2">&gt;</text:span> | <text:span text:style-name="T2">&gt;=</text:span></text:p>
          </table:table-cell>
        </table:table-row>
        <table:table-row table:style-name="ro1">
          <table:table-cell office:value-type="string" calcext:value-type="string">
            <text:p>&lt;arg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4">&lt;nemp_arg_list&gt; | </text:span><text:span text:style-name="T5">ɛ</text:span></text:p>
          </table:table-cell>
        </table:table-row>
        <table:table-row table:style-name="ro1">
          <table:table-cell office:value-type="string" calcext:value-type="string">
            <text:p>&lt;nemp_arg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| identifier <text:span text:style-name="T2">,</text:span><text:span text:style-name="T3"> &lt;nemp_arg_list&gt;</text:span></text:p>
          </table:table-cell>
        </table:table-row>
      </table:table>
      <table:table table:name="remove |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&lt;program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decl_list&gt; &lt;function_list&gt; &lt;main&gt;</text:p>
          </table:table-cell>
        </table:table-row>
        <table:table-row table:style-name="ro1">
          <table:table-cell office:value-type="string" calcext:value-type="string">
            <text:p>&lt;decl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decl&gt; <text:span text:style-name="T2">;</text:span> &lt;decl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decl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var_decl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const_decl&gt;</text:p>
          </table:table-cell>
        </table:table-row>
        <table:table-row table:style-name="ro1">
          <table:table-cell office:value-type="string" calcext:value-type="string">
            <text:p>&lt;var_decl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var</text:span> identifier <text:span text:style-name="T2">: </text:span>&lt;type&gt;</text:p>
          </table:table-cell>
        </table:table-row>
        <table:table-row table:style-name="ro1">
          <table:table-cell office:value-type="string" calcext:value-type="string">
            <text:p>&lt;const_decl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const<text:span text:style-name="T3"> identifier </text:span><text:span text:style-name="T2">: </text:span><text:span text:style-name="T3">&lt;type&gt; </text:span><text:span text:style-name="T2">=</text:span><text:span text:style-name="T3"> &lt;expression&gt;</text:span></text:p>
          </table:table-cell>
        </table:table-row>
        <table:table-row table:style-name="ro1">
          <table:table-cell office:value-type="string" calcext:value-type="string">
            <text:p>&lt;function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function&gt; &lt;function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2">
          <table:table-cell office:value-type="string" calcext:value-type="string">
            <text:p>&lt;functio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type&gt; identifier <text:span text:style-name="T2">( </text:span>&lt;parameter_list&gt; <text:span text:style-name="T2">)</text:span></text:p>
            <text:p><text:span text:style-name="T2">{</text:span></text:p>
            <text:p><text:span text:style-name="T3">&lt;decl_list&gt;</text:span></text:p>
            <text:p><text:span text:style-name="T3">&lt;statement_block&gt;</text:span></text:p>
            <text:p><text:span text:style-name="T6">return (</text:span><text:span text:style-name="T7"> &lt;expression&gt;</text:span><text:span text:style-name="T8"> </text:span><text:span text:style-name="T9">) ;</text:span></text:p>
            <text:p><text:span text:style-name="T10">}</text:span>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pan text:style-name="T21">void</text:span><text:span text:style-name="T22"> identifier </text:span><text:span text:style-name="T23">( </text:span><text:span text:style-name="T24">&lt;parameter_list&gt; </text:span><text:span text:style-name="T23">)</text:span></text:p>
            <text:p><text:span text:style-name="T25">{</text:span></text:p>
            <text:p><text:span text:style-name="T26">&lt;decl_list&gt;</text:span></text:p>
            <text:p><text:span text:style-name="T26">&lt;statement_block&gt;</text:span></text:p>
            <text:p><text:span text:style-name="T27">return (</text:span><text:span text:style-name="T28"> </text:span><text:span text:style-name="T29"> </text:span><text:span text:style-name="T30">) ;</text:span></text:p>
            <text:p><text:span text:style-name="T31">}</text:span></text:p>
          </table:table-cell>
        </table:table-row>
        <table:table-row table:style-name="ro1">
          <table:table-cell office:value-type="string" calcext:value-type="string">
            <text:p>&lt;type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integer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boolean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void</text:p>
          </table:table-cell>
        </table:table-row>
        <table:table-row table:style-name="ro1">
          <table:table-cell office:value-type="string" calcext:value-type="string">
            <text:p>&lt;parameter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nemp_parameter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nemp_parameter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<text:span text:style-name="T2">:</text:span> &lt;type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32">identifier </text:span><text:span text:style-name="T33">:</text:span><text:span text:style-name="T34"> &lt;type&gt; </text:span><text:span text:style-name="T33">,</text:span><text:span text:style-name="T34"> &lt;nemp_parameter_list&gt;</text:span></text:p>
          </table:table-cell>
        </table:table-row>
        <table:table-row table:style-name="ro3">
          <table:table-cell office:value-type="string" calcext:value-type="string">
            <text:p>&lt;mai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main {</text:span></text:p>
            <text:p><text:span text:style-name="T3">&lt;decl_list&gt;</text:span></text:p>
            <text:p><text:span text:style-name="T3">&lt;statement_block&gt;</text:span></text:p>
            <text:p><text:span text:style-name="T2">}</text:span></text:p>
          </table:table-cell>
        </table:table-row>
        <table:table-row table:style-name="ro1">
          <table:table-cell office:value-type="string" calcext:value-type="string">
            <text:p>&lt;statement_block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statement&gt; &lt;statement_block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statemen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<text:span text:style-name="T11">(</text:span><text:span text:style-name="T3"> &lt;arg_list&gt; </text:span><text:span text:style-name="T2">)</text:span><text:span text:style-name="T14"> </text:span><text:span text:style-name="T2">;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35">{</text:span><text:span text:style-name="T36"> &lt;statement_block&gt; </text:span><text:span text:style-name="T37">}</text:span><text:span text:style-name="T36"> 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38">if</text:span><text:span text:style-name="T39"> &lt;condition&gt; </text:span><text:span text:style-name="T40">{ </text:span><text:span text:style-name="T41">&lt;statement_block&gt; </text:span><text:span text:style-name="T42">}</text:span><text:span text:style-name="T43"> </text:span><text:span text:style-name="T42">else {</text:span><text:span text:style-name="T41"> &lt;statement_block&gt; </text:span><text:span text:style-name="T42">}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44">while </text:span><text:span text:style-name="T45">&lt;condition&gt; </text:span><text:span text:style-name="T46">{</text:span><text:span text:style-name="T47"> &lt;statement_block&gt; </text:span><text:span text:style-name="T46">}</text:span>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skip ;</text:p>
          </table:table-cell>
        </table:table-row>
        <table:table-row table:style-name="ro1">
          <table:table-cell office:value-type="string" calcext:value-type="string">
            <text:p>&lt;expressio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fragment&gt; &lt;binary_arith_op&gt; &lt;fragment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48">(</text:span><text:span text:style-name="T49"> &lt;expression&gt; </text:span><text:span text:style-name="T50">)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51">identifier </text:span><text:span text:style-name="T52">(</text:span><text:span text:style-name="T53"> &lt;arg_list&gt; </text:span><text:span text:style-name="T54">)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fragment&gt;</text:p>
          </table:table-cell>
        </table:table-row>
        <table:table-row table:style-name="ro1">
          <table:table-cell office:value-type="string" calcext:value-type="string">
            <text:p>&lt;binary_arith_op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+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&lt;fragmen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55">-</text:span><text:span text:style-name="T56"> identifier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true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expression&gt;</text:p>
          </table:table-cell>
        </table:table-row>
        <table:table-row table:style-name="ro1">
          <table:table-cell office:value-type="string" calcext:value-type="string">
            <text:p>&lt;condition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~<text:span text:style-name="T20"> &lt;condition&gt;</text:span>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<text:span text:style-name="T57">(</text:span><text:span text:style-name="T58"> &lt;condition&gt; </text:span><text:span text:style-name="T59">)</text:span>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&lt;expression&gt; &lt;comp_op&gt; &lt;expression&gt;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<text:span text:style-name="T60">&lt;condition&gt; </text:span><text:span text:style-name="T61">||</text:span><text:span text:style-name="T62"> &lt;condition&gt;</text:span>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<text:span text:style-name="T63">&lt;condition&gt; </text:span><text:span text:style-name="T64">&amp;&amp;</text:span><text:span text:style-name="T65"> &lt;condition&gt;</text:span></text:p>
          </table:table-cell>
        </table:table-row>
        <table:table-row table:style-name="ro1">
          <table:table-cell office:value-type="string" calcext:value-type="string">
            <text:p>&lt;comp_op&gt;</text:p>
          </table:table-cell>
          <table:table-cell office:value-type="string" calcext:value-type="string">
            <text:p>::=</text:p>
          </table:table-cell>
          <table:table-cell table:style-name="ce3" office:value-type="string" calcext:value-type="string">
            <text:p> <text:span text:style-name="T2">==</text:span>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!=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&lt;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&lt;= 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&gt;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&gt;=</text:p>
          </table:table-cell>
        </table:table-row>
        <table:table-row table:style-name="ro1">
          <table:table-cell office:value-type="string" calcext:value-type="string">
            <text:p>&lt;arg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nemp_arg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nemp_arg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pan text:style-name="T4">identifier </text:span><text:span text:style-name="T66">,</text:span><text:span text:style-name="T67"> &lt;nemp_arg_list&gt;</text:span></text:p>
          </table:table-cell>
        </table:table-row>
      </table:table>
      <table:table table:name="remove void in &lt;type&gt;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&lt;program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decl_list&gt; &lt;function_list&gt; &lt;main&gt;</text:p>
          </table:table-cell>
        </table:table-row>
        <table:table-row table:style-name="ro1">
          <table:table-cell office:value-type="string" calcext:value-type="string">
            <text:p>&lt;decl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decl&gt; <text:span text:style-name="T2">;</text:span> &lt;decl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decl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var_decl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const_decl&gt;</text:p>
          </table:table-cell>
        </table:table-row>
        <table:table-row table:style-name="ro1">
          <table:table-cell office:value-type="string" calcext:value-type="string">
            <text:p>&lt;var_decl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var</text:span> identifier <text:span text:style-name="T2">: </text:span>&lt;type&gt;</text:p>
          </table:table-cell>
        </table:table-row>
        <table:table-row table:style-name="ro1">
          <table:table-cell office:value-type="string" calcext:value-type="string">
            <text:p>&lt;const_decl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const<text:span text:style-name="T3"> identifier </text:span><text:span text:style-name="T2">: </text:span><text:span text:style-name="T3">&lt;type&gt; </text:span><text:span text:style-name="T2">=</text:span><text:span text:style-name="T3"> &lt;expression&gt;</text:span></text:p>
          </table:table-cell>
        </table:table-row>
        <table:table-row table:style-name="ro1">
          <table:table-cell office:value-type="string" calcext:value-type="string">
            <text:p>&lt;function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function&gt; &lt;function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2">
          <table:table-cell office:value-type="string" calcext:value-type="string">
            <text:p>&lt;functio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type&gt; identifier <text:span text:style-name="T2">( </text:span>&lt;parameter_list&gt; <text:span text:style-name="T2">)</text:span></text:p>
            <text:p><text:span text:style-name="T2">{</text:span></text:p>
            <text:p><text:span text:style-name="T3">&lt;decl_list&gt;</text:span></text:p>
            <text:p><text:span text:style-name="T3">&lt;statement_block&gt;</text:span></text:p>
            <text:p><text:span text:style-name="T6">return (</text:span><text:span text:style-name="T7"> &lt;expression&gt;</text:span><text:span text:style-name="T8"> </text:span><text:span text:style-name="T9">) ;</text:span></text:p>
            <text:p><text:span text:style-name="T10">}</text:span>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pan text:style-name="T21">void</text:span><text:span text:style-name="T22"> identifier </text:span><text:span text:style-name="T23">( </text:span><text:span text:style-name="T24">&lt;parameter_list&gt; </text:span><text:span text:style-name="T23">)</text:span></text:p>
            <text:p><text:span text:style-name="T25">{</text:span></text:p>
            <text:p><text:span text:style-name="T26">&lt;decl_list&gt;</text:span></text:p>
            <text:p><text:span text:style-name="T26">&lt;statement_block&gt;</text:span></text:p>
            <text:p><text:span text:style-name="T27">return (</text:span><text:span text:style-name="T28"> </text:span><text:span text:style-name="T29"> </text:span><text:span text:style-name="T30">) ;</text:span></text:p>
            <text:p><text:span text:style-name="T31">}</text:span></text:p>
          </table:table-cell>
        </table:table-row>
        <table:table-row table:style-name="ro1">
          <table:table-cell office:value-type="string" calcext:value-type="string">
            <text:p>&lt;type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integer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boolean</text:p>
          </table:table-cell>
        </table:table-row>
        <table:table-row table:style-name="ro1">
          <table:table-cell office:value-type="string" calcext:value-type="string">
            <text:p>&lt;parameter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nemp_parameter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nemp_parameter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<text:span text:style-name="T2">:</text:span> &lt;type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32">identifier </text:span><text:span text:style-name="T33">:</text:span><text:span text:style-name="T34"> &lt;type&gt; </text:span><text:span text:style-name="T33">,</text:span><text:span text:style-name="T34"> &lt;nemp_parameter_list&gt;</text:span></text:p>
          </table:table-cell>
        </table:table-row>
        <table:table-row table:style-name="ro3">
          <table:table-cell office:value-type="string" calcext:value-type="string">
            <text:p>&lt;mai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main {</text:span></text:p>
            <text:p><text:span text:style-name="T3">&lt;decl_list&gt;</text:span></text:p>
            <text:p><text:span text:style-name="T3">&lt;statement_block&gt;</text:span></text:p>
            <text:p><text:span text:style-name="T2">}</text:span></text:p>
          </table:table-cell>
        </table:table-row>
        <table:table-row table:style-name="ro1">
          <table:table-cell office:value-type="string" calcext:value-type="string">
            <text:p>&lt;statement_block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statement&gt; &lt;statement_block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statemen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<text:span text:style-name="T11">(</text:span><text:span text:style-name="T3"> &lt;arg_list&gt; </text:span><text:span text:style-name="T2">)</text:span><text:span text:style-name="T14"> </text:span><text:span text:style-name="T2">;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35">{</text:span><text:span text:style-name="T36"> &lt;statement_block&gt; </text:span><text:span text:style-name="T37">}</text:span><text:span text:style-name="T36"> 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38">if</text:span><text:span text:style-name="T39"> &lt;condition&gt; </text:span><text:span text:style-name="T40">{ </text:span><text:span text:style-name="T41">&lt;statement_block&gt; </text:span><text:span text:style-name="T42">}</text:span><text:span text:style-name="T43"> </text:span><text:span text:style-name="T42">else {</text:span><text:span text:style-name="T41"> &lt;statement_block&gt; </text:span><text:span text:style-name="T42">}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44">while </text:span><text:span text:style-name="T45">&lt;condition&gt; </text:span><text:span text:style-name="T46">{</text:span><text:span text:style-name="T47"> &lt;statement_block&gt; </text:span><text:span text:style-name="T46">}</text:span>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skip ;</text:p>
          </table:table-cell>
        </table:table-row>
        <table:table-row table:style-name="ro1">
          <table:table-cell office:value-type="string" calcext:value-type="string">
            <text:p>&lt;expressio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fragment&gt; &lt;binary_arith_op&gt; &lt;fragment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48">(</text:span><text:span text:style-name="T49"> &lt;expression&gt; </text:span><text:span text:style-name="T50">)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51">identifier </text:span><text:span text:style-name="T52">(</text:span><text:span text:style-name="T53"> &lt;arg_list&gt; </text:span><text:span text:style-name="T54">)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fragment&gt;</text:p>
          </table:table-cell>
        </table:table-row>
        <table:table-row table:style-name="ro1">
          <table:table-cell office:value-type="string" calcext:value-type="string">
            <text:p>&lt;binary_arith_op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+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&lt;fragmen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55">-</text:span><text:span text:style-name="T56"> identifier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true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expression&gt;</text:p>
          </table:table-cell>
        </table:table-row>
        <table:table-row table:style-name="ro1">
          <table:table-cell office:value-type="string" calcext:value-type="string">
            <text:p>&lt;condition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~<text:span text:style-name="T20"> &lt;condition&gt;</text:span>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<text:span text:style-name="T57">(</text:span><text:span text:style-name="T58"> &lt;condition&gt; </text:span><text:span text:style-name="T59">)</text:span>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&lt;expression&gt; &lt;comp_op&gt; &lt;expression&gt;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<text:span text:style-name="T60">&lt;condition&gt; </text:span><text:span text:style-name="T61">||</text:span><text:span text:style-name="T62"> &lt;condition&gt;</text:span>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<text:span text:style-name="T63">&lt;condition&gt; </text:span><text:span text:style-name="T64">&amp;&amp;</text:span><text:span text:style-name="T65"> &lt;condition&gt;</text:span></text:p>
          </table:table-cell>
        </table:table-row>
        <table:table-row table:style-name="ro1">
          <table:table-cell office:value-type="string" calcext:value-type="string">
            <text:p>&lt;comp_op&gt;</text:p>
          </table:table-cell>
          <table:table-cell office:value-type="string" calcext:value-type="string">
            <text:p>::=</text:p>
          </table:table-cell>
          <table:table-cell table:style-name="ce3" office:value-type="string" calcext:value-type="string">
            <text:p> <text:span text:style-name="T2">==</text:span>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!=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&lt;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&lt;= 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&gt;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&gt;=</text:p>
          </table:table-cell>
        </table:table-row>
        <table:table-row table:style-name="ro1">
          <table:table-cell office:value-type="string" calcext:value-type="string">
            <text:p>&lt;arg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nemp_arg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nemp_arg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pan text:style-name="T4">identifier </text:span><text:span text:style-name="T66">,</text:span><text:span text:style-name="T67"> &lt;nemp_arg_list&gt;</text:span></text:p>
          </table:table-cell>
        </table:table-row>
      </table:table>
      <table:table table:name="remove some left re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&lt;program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decl_list&gt; &lt;function_list&gt; &lt;main&gt;</text:p>
          </table:table-cell>
        </table:table-row>
        <table:table-row table:style-name="ro1">
          <table:table-cell office:value-type="string" calcext:value-type="string">
            <text:p>&lt;decl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decl&gt; <text:span text:style-name="T2">;</text:span> &lt;decl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decl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var_decl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const_decl&gt;</text:p>
          </table:table-cell>
        </table:table-row>
        <table:table-row table:style-name="ro1">
          <table:table-cell office:value-type="string" calcext:value-type="string">
            <text:p>&lt;var_decl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var</text:span> identifier <text:span text:style-name="T2">: </text:span>&lt;type&gt;</text:p>
          </table:table-cell>
        </table:table-row>
        <table:table-row table:style-name="ro1">
          <table:table-cell office:value-type="string" calcext:value-type="string">
            <text:p>&lt;const_decl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const<text:span text:style-name="T3"> identifier </text:span><text:span text:style-name="T2">: </text:span><text:span text:style-name="T3">&lt;type&gt; </text:span><text:span text:style-name="T2">=</text:span><text:span text:style-name="T3"> &lt;expression&gt;</text:span></text:p>
          </table:table-cell>
        </table:table-row>
        <table:table-row table:style-name="ro1">
          <table:table-cell office:value-type="string" calcext:value-type="string">
            <text:p>&lt;function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function&gt; &lt;function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2">
          <table:table-cell office:value-type="string" calcext:value-type="string">
            <text:p>&lt;functio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type&gt; identifier <text:span text:style-name="T2">( </text:span>&lt;parameter_list&gt; <text:span text:style-name="T2">)</text:span></text:p>
            <text:p><text:span text:style-name="T2">{</text:span></text:p>
            <text:p><text:span text:style-name="T3">&lt;decl_list&gt;</text:span></text:p>
            <text:p><text:span text:style-name="T3">&lt;statement_block&gt;</text:span></text:p>
            <text:p><text:span text:style-name="T6">return (</text:span><text:span text:style-name="T7"> &lt;expression&gt;</text:span><text:span text:style-name="T8"> </text:span><text:span text:style-name="T9">) ;</text:span></text:p>
            <text:p><text:span text:style-name="T10">}</text:span>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pan text:style-name="T21">void</text:span><text:span text:style-name="T22"> identifier </text:span><text:span text:style-name="T23">( </text:span><text:span text:style-name="T24">&lt;parameter_list&gt; </text:span><text:span text:style-name="T23">)</text:span></text:p>
            <text:p><text:span text:style-name="T25">{</text:span></text:p>
            <text:p><text:span text:style-name="T26">&lt;decl_list&gt;</text:span></text:p>
            <text:p><text:span text:style-name="T26">&lt;statement_block&gt;</text:span></text:p>
            <text:p><text:span text:style-name="T27">return (</text:span><text:span text:style-name="T28"> </text:span><text:span text:style-name="T29"> </text:span><text:span text:style-name="T30">) ;</text:span></text:p>
            <text:p><text:span text:style-name="T31">}</text:span></text:p>
          </table:table-cell>
        </table:table-row>
        <table:table-row table:style-name="ro1">
          <table:table-cell office:value-type="string" calcext:value-type="string">
            <text:p>&lt;type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integer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boolean</text:p>
          </table:table-cell>
        </table:table-row>
        <table:table-row table:style-name="ro1">
          <table:table-cell office:value-type="string" calcext:value-type="string">
            <text:p>&lt;parameter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nemp_parameter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nemp_parameter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<text:span text:style-name="T2">:</text:span> &lt;type&gt; &lt;nemp_parameter_list2&gt;</text:p>
          </table:table-cell>
        </table:table-row>
        <table:table-row table:style-name="ro1">
          <table:table-cell office:value-type="string" calcext:value-type="string">
            <text:p>&lt;nemp_parameter_list2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68"> </text:span><text:span text:style-name="T69">,</text:span><text:span text:style-name="T70"> &lt;nemp_parameter_list&gt;</text:span>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3">
          <table:table-cell office:value-type="string" calcext:value-type="string">
            <text:p>&lt;mai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main {</text:span></text:p>
            <text:p><text:span text:style-name="T3">&lt;decl_list&gt;</text:span></text:p>
            <text:p><text:span text:style-name="T3">&lt;statement_block&gt;</text:span></text:p>
            <text:p><text:span text:style-name="T2">}</text:span></text:p>
          </table:table-cell>
        </table:table-row>
        <table:table-row table:style-name="ro1">
          <table:table-cell office:value-type="string" calcext:value-type="string">
            <text:p>&lt;statement_block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statement&gt; &lt;statement_block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statemen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<text:span text:style-name="T11">(</text:span><text:span text:style-name="T3"> &lt;arg_list&gt; </text:span><text:span text:style-name="T2">)</text:span><text:span text:style-name="T14"> </text:span><text:span text:style-name="T2">;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35">{</text:span><text:span text:style-name="T36"> &lt;statement_block&gt; </text:span><text:span text:style-name="T37">}</text:span><text:span text:style-name="T36"> 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38">if</text:span><text:span text:style-name="T39"> &lt;condition&gt; </text:span><text:span text:style-name="T40">{ </text:span><text:span text:style-name="T41">&lt;statement_block&gt; </text:span><text:span text:style-name="T42">}</text:span><text:span text:style-name="T43"> </text:span><text:span text:style-name="T42">else {</text:span><text:span text:style-name="T41"> &lt;statement_block&gt; </text:span><text:span text:style-name="T42">}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44">while </text:span><text:span text:style-name="T45">&lt;condition&gt; </text:span><text:span text:style-name="T46">{</text:span><text:span text:style-name="T47"> &lt;statement_block&gt; </text:span><text:span text:style-name="T46">}</text:span>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skip ;</text:p>
          </table:table-cell>
        </table:table-row>
        <table:table-row table:style-name="ro1">
          <table:table-cell office:value-type="string" calcext:value-type="string">
            <text:p>&lt;expressio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fragment&gt; &lt;expression2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48">(</text:span><text:span text:style-name="T49"> &lt;expression&gt; </text:span><text:span text:style-name="T50">)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51">identifier </text:span><text:span text:style-name="T52">(</text:span><text:span text:style-name="T53"> &lt;arg_list&gt; </text:span><text:span text:style-name="T54">)</text:span></text:p>
          </table:table-cell>
        </table:table-row>
        <table:table-row table:style-name="ro1">
          <table:table-cell office:value-type="string" calcext:value-type="string">
            <text:p>&lt;expression2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binary_arith_op&gt; &lt;fragmen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binary_arith_op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+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&lt;fragmen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55">-</text:span><text:span text:style-name="T56"> identifier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true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expression&gt;</text:p>
          </table:table-cell>
        </table:table-row>
        <table:table-row table:style-name="ro1">
          <table:table-cell office:value-type="string" calcext:value-type="string">
            <text:p>&lt;condition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~<text:span text:style-name="T20"> &lt;condition&gt;</text:span>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<text:span text:style-name="T57">(</text:span><text:span text:style-name="T58"> &lt;condition&gt; </text:span><text:span text:style-name="T59">)</text:span>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&lt;expression&gt; &lt;comp_op&gt; &lt;expression&gt;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&lt;condition&gt; &lt;condition2&gt;</text:p>
          </table:table-cell>
        </table:table-row>
        <table:table-row table:style-name="ro1">
          <table:table-cell office:value-type="string" calcext:value-type="string">
            <text:p>&lt;condition2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<text:span text:style-name="T71">||</text:span><text:span text:style-name="T72"> &lt;condition&gt;</text:span>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<text:span text:style-name="T71">&amp;&amp;</text:span><text:span text:style-name="T72"> &lt;condition&gt;</text:span></text:p>
          </table:table-cell>
        </table:table-row>
        <table:table-row table:style-name="ro1">
          <table:table-cell office:value-type="string" calcext:value-type="string">
            <text:p>&lt;comp_op&gt;</text:p>
          </table:table-cell>
          <table:table-cell office:value-type="string" calcext:value-type="string">
            <text:p>::=</text:p>
          </table:table-cell>
          <table:table-cell table:style-name="ce3" office:value-type="string" calcext:value-type="string">
            <text:p> <text:span text:style-name="T2">==</text:span>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!=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&lt;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&lt;= 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&gt;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&gt;=</text:p>
          </table:table-cell>
        </table:table-row>
        <table:table-row table:style-name="ro1">
          <table:table-cell office:value-type="string" calcext:value-type="string">
            <text:p>&lt;arg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nemp_arg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nemp_arg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&lt;nemp_arg_list2&gt;</text:p>
          </table:table-cell>
        </table:table-row>
        <table:table-row table:style-name="ro1">
          <table:table-cell office:value-type="string" calcext:value-type="string">
            <text:p>&lt;nemp_arg_list2&gt;</text:p>
          </table:table-cell>
          <table:table-cell table:style-name="Default" office:value-type="string" calcext:value-type="string">
            <text:p>::=</text:p>
          </table:table-cell>
          <table:table-cell table:style-name="Default" office:value-type="string" calcext:value-type="string">
            <text:p><text:span text:style-name="T68"> </text:span><text:span text:style-name="T69">,</text:span><text:span text:style-name="T70"> &lt;nemp_arg_list&gt;</text:span></text:p>
          </table:table-cell>
        </table:table-row>
        <table:table-row table:style-name="ro1">
          <table:table-cell table:style-name="Default" table:number-columns-repeated="2"/>
          <table:table-cell table:style-name="ce4" office:value-type="string" calcext:value-type="string">
            <text:p>ɛ</text:p>
          </table:table-cell>
        </table:table-row>
      </table:table>
      <table:table table:name="no left rec in condition" table:style-name="ta1">
        <table:table-column table:style-name="co1" table:default-cell-style-name="ce1"/>
        <table:table-column table:style-name="co2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&lt;program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decl_list&gt; &lt;function_list&gt; &lt;main&gt;</text:p>
          </table:table-cell>
        </table:table-row>
        <table:table-row table:style-name="ro1">
          <table:table-cell office:value-type="string" calcext:value-type="string">
            <text:p>&lt;decl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decl&gt; <text:span text:style-name="T2">;</text:span> &lt;decl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decl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var_decl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const_decl&gt;</text:p>
          </table:table-cell>
        </table:table-row>
        <table:table-row table:style-name="ro1">
          <table:table-cell office:value-type="string" calcext:value-type="string">
            <text:p>&lt;var_decl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var</text:span> identifier <text:span text:style-name="T2">: </text:span>&lt;type&gt;</text:p>
          </table:table-cell>
        </table:table-row>
        <table:table-row table:style-name="ro1">
          <table:table-cell office:value-type="string" calcext:value-type="string">
            <text:p>&lt;const_decl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const<text:span text:style-name="T3"> identifier </text:span><text:span text:style-name="T2">: </text:span><text:span text:style-name="T3">&lt;type&gt; </text:span><text:span text:style-name="T2">=</text:span><text:span text:style-name="T3"> &lt;expression&gt;</text:span></text:p>
          </table:table-cell>
        </table:table-row>
        <table:table-row table:style-name="ro1">
          <table:table-cell office:value-type="string" calcext:value-type="string">
            <text:p>&lt;function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function&gt; &lt;function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2">
          <table:table-cell office:value-type="string" calcext:value-type="string">
            <text:p>&lt;functio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type&gt; identifier <text:span text:style-name="T2">( </text:span>&lt;parameter_list&gt; <text:span text:style-name="T2">)</text:span></text:p>
            <text:p><text:span text:style-name="T2">{</text:span></text:p>
            <text:p><text:span text:style-name="T3">&lt;decl_list&gt;</text:span></text:p>
            <text:p><text:span text:style-name="T3">&lt;statement_block&gt;</text:span></text:p>
            <text:p><text:span text:style-name="T6">return (</text:span><text:span text:style-name="T7"> &lt;expression&gt;</text:span><text:span text:style-name="T8"> </text:span><text:span text:style-name="T9">) ;</text:span></text:p>
            <text:p><text:span text:style-name="T10">}</text:span>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pan text:style-name="T21">void</text:span><text:span text:style-name="T22"> identifier </text:span><text:span text:style-name="T23">( </text:span><text:span text:style-name="T24">&lt;parameter_list&gt; </text:span><text:span text:style-name="T23">)</text:span></text:p>
            <text:p><text:span text:style-name="T25">{</text:span></text:p>
            <text:p><text:span text:style-name="T26">&lt;decl_list&gt;</text:span></text:p>
            <text:p><text:span text:style-name="T26">&lt;statement_block&gt;</text:span></text:p>
            <text:p><text:span text:style-name="T27">return (</text:span><text:span text:style-name="T28"> </text:span><text:span text:style-name="T29"> </text:span><text:span text:style-name="T30">) ;</text:span></text:p>
            <text:p><text:span text:style-name="T31">}</text:span></text:p>
          </table:table-cell>
        </table:table-row>
        <table:table-row table:style-name="ro1">
          <table:table-cell office:value-type="string" calcext:value-type="string">
            <text:p>&lt;type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integer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boolean</text:p>
          </table:table-cell>
        </table:table-row>
        <table:table-row table:style-name="ro1">
          <table:table-cell office:value-type="string" calcext:value-type="string">
            <text:p>&lt;parameter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nemp_parameter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nemp_parameter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<text:span text:style-name="T2">:</text:span> &lt;type&gt; &lt;nemp_parameter_list2&gt;</text:p>
          </table:table-cell>
        </table:table-row>
        <table:table-row table:style-name="ro1">
          <table:table-cell office:value-type="string" calcext:value-type="string">
            <text:p>&lt;nemp_parameter_list2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68"> </text:span><text:span text:style-name="T69">,</text:span><text:span text:style-name="T70"> &lt;nemp_parameter_list&gt;</text:span>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3">
          <table:table-cell office:value-type="string" calcext:value-type="string">
            <text:p>&lt;mai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main {</text:span></text:p>
            <text:p><text:span text:style-name="T3">&lt;decl_list&gt;</text:span></text:p>
            <text:p><text:span text:style-name="T3">&lt;statement_block&gt;</text:span></text:p>
            <text:p><text:span text:style-name="T2">}</text:span></text:p>
          </table:table-cell>
        </table:table-row>
        <table:table-row table:style-name="ro1">
          <table:table-cell office:value-type="string" calcext:value-type="string">
            <text:p>&lt;statement_block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statement&gt; &lt;statement_block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statemen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<text:span text:style-name="T11">(</text:span><text:span text:style-name="T3"> &lt;arg_list&gt; </text:span><text:span text:style-name="T2">)</text:span><text:span text:style-name="T14"> </text:span><text:span text:style-name="T2">;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35">{</text:span><text:span text:style-name="T36"> &lt;statement_block&gt; </text:span><text:span text:style-name="T37">}</text:span><text:span text:style-name="T36"> 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38">if</text:span><text:span text:style-name="T39"> &lt;condition&gt; </text:span><text:span text:style-name="T40">{ </text:span><text:span text:style-name="T41">&lt;statement_block&gt; </text:span><text:span text:style-name="T42">}</text:span><text:span text:style-name="T43"> </text:span><text:span text:style-name="T42">else {</text:span><text:span text:style-name="T41"> &lt;statement_block&gt; </text:span><text:span text:style-name="T42">}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44">while </text:span><text:span text:style-name="T45">&lt;condition&gt; </text:span><text:span text:style-name="T46">{</text:span><text:span text:style-name="T47"> &lt;statement_block&gt; </text:span><text:span text:style-name="T46">}</text:span>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skip ;</text:p>
          </table:table-cell>
        </table:table-row>
        <table:table-row table:style-name="ro1">
          <table:table-cell office:value-type="string" calcext:value-type="string">
            <text:p>&lt;expressio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fragment&gt; &lt;expression2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48">(</text:span><text:span text:style-name="T49"> &lt;expression&gt; </text:span><text:span text:style-name="T50">)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51">identifier </text:span><text:span text:style-name="T52">(</text:span><text:span text:style-name="T53"> &lt;arg_list&gt; </text:span><text:span text:style-name="T54">)</text:span></text:p>
          </table:table-cell>
        </table:table-row>
        <table:table-row table:style-name="ro1">
          <table:table-cell office:value-type="string" calcext:value-type="string">
            <text:p>&lt;expression2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binary_arith_op&gt; &lt;fragmen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binary_arith_op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+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&lt;fragmen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55">-</text:span><text:span text:style-name="T56"> identifier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true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expression&gt;</text:p>
          </table:table-cell>
        </table:table-row>
        <table:table-row table:style-name="ro1">
          <table:table-cell office:value-type="string" calcext:value-type="string">
            <text:p>&lt;condition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~<text:span text:style-name="T20"> &lt;condition&gt; &lt;condition2&gt;</text:span>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<text:span text:style-name="T73">(</text:span><text:span text:style-name="T74"> &lt;condition&gt; </text:span><text:span text:style-name="T75">)</text:span><text:span text:style-name="T76"> &lt;condition2&gt;</text:span>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&lt;expression&gt; &lt;comp_op&gt; &lt;expression&gt; &lt;condition2&gt;</text:p>
          </table:table-cell>
        </table:table-row>
        <table:table-row table:style-name="ro1">
          <table:table-cell office:value-type="string" calcext:value-type="string">
            <text:p>&lt;condition2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||</text:span> &lt;condition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2">&amp;&amp;</text:span> &lt;condition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comp_op&gt;</text:p>
          </table:table-cell>
          <table:table-cell office:value-type="string" calcext:value-type="string">
            <text:p>::=</text:p>
          </table:table-cell>
          <table:table-cell table:style-name="ce3" office:value-type="string" calcext:value-type="string">
            <text:p> <text:span text:style-name="T2">==</text:span>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!=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&lt;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&lt;= 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&gt;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&gt;=</text:p>
          </table:table-cell>
        </table:table-row>
        <table:table-row table:style-name="ro1">
          <table:table-cell office:value-type="string" calcext:value-type="string">
            <text:p>&lt;arg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nemp_arg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nemp_arg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&lt;nemp_arg_list2&gt;</text:p>
          </table:table-cell>
        </table:table-row>
        <table:table-row table:style-name="ro1">
          <table:table-cell office:value-type="string" calcext:value-type="string">
            <text:p>&lt;nemp_arg_list2&gt;</text:p>
          </table:table-cell>
          <table:table-cell table:style-name="Default" office:value-type="string" calcext:value-type="string">
            <text:p>::=</text:p>
          </table:table-cell>
          <table:table-cell table:style-name="Default" office:value-type="string" calcext:value-type="string">
            <text:p><text:span text:style-name="T77">,</text:span><text:span text:style-name="T78"> &lt;nemp_arg_list&gt;</text:span></text:p>
          </table:table-cell>
        </table:table-row>
        <table:table-row table:style-name="ro1">
          <table:table-cell table:style-name="Default" table:number-columns-repeated="2"/>
          <table:table-cell table:style-name="ce4" office:value-type="string" calcext:value-type="string">
            <text:p>ɛ</text:p>
          </table:table-cell>
        </table:table-row>
      </table:table>
      <table:table table:name="modify fragment + add &lt;cond_op&gt;" table:style-name="ta1">
        <table:table-column table:style-name="co1" table:default-cell-style-name="ce1"/>
        <table:table-column table:style-name="co2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&lt;program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decl_list&gt; &lt;function_list&gt; &lt;main&gt;</text:p>
          </table:table-cell>
        </table:table-row>
        <table:table-row table:style-name="ro1">
          <table:table-cell office:value-type="string" calcext:value-type="string">
            <text:p>&lt;decl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decl&gt; <text:span text:style-name="T2">;</text:span> &lt;decl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decl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var_decl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const_decl&gt;</text:p>
          </table:table-cell>
        </table:table-row>
        <table:table-row table:style-name="ro1">
          <table:table-cell office:value-type="string" calcext:value-type="string">
            <text:p>&lt;var_decl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var</text:span> identifier <text:span text:style-name="T2">: </text:span>&lt;type&gt;</text:p>
          </table:table-cell>
        </table:table-row>
        <table:table-row table:style-name="ro1">
          <table:table-cell office:value-type="string" calcext:value-type="string">
            <text:p>&lt;const_decl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const<text:span text:style-name="T3"> identifier </text:span><text:span text:style-name="T2">: </text:span><text:span text:style-name="T3">&lt;type&gt; </text:span><text:span text:style-name="T2">=</text:span><text:span text:style-name="T3"> &lt;expression&gt;</text:span></text:p>
          </table:table-cell>
        </table:table-row>
        <table:table-row table:style-name="ro1">
          <table:table-cell office:value-type="string" calcext:value-type="string">
            <text:p>&lt;function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function&gt; &lt;function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2">
          <table:table-cell office:value-type="string" calcext:value-type="string">
            <text:p>&lt;functio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type&gt; identifier <text:span text:style-name="T2">( </text:span>&lt;parameter_list&gt; <text:span text:style-name="T2">)</text:span></text:p>
            <text:p><text:span text:style-name="T2">{</text:span></text:p>
            <text:p><text:span text:style-name="T3">&lt;decl_list&gt;</text:span></text:p>
            <text:p><text:span text:style-name="T3">&lt;statement_block&gt;</text:span></text:p>
            <text:p><text:span text:style-name="T6">return (</text:span><text:span text:style-name="T7"> &lt;expression&gt;</text:span><text:span text:style-name="T8"> </text:span><text:span text:style-name="T9">) ;</text:span></text:p>
            <text:p><text:span text:style-name="T10">}</text:span>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pan text:style-name="T21">void</text:span><text:span text:style-name="T22"> identifier </text:span><text:span text:style-name="T23">( </text:span><text:span text:style-name="T24">&lt;parameter_list&gt; </text:span><text:span text:style-name="T23">)</text:span></text:p>
            <text:p><text:span text:style-name="T25">{</text:span></text:p>
            <text:p><text:span text:style-name="T26">&lt;decl_list&gt;</text:span></text:p>
            <text:p><text:span text:style-name="T26">&lt;statement_block&gt;</text:span></text:p>
            <text:p><text:span text:style-name="T27">return (</text:span><text:span text:style-name="T28"> </text:span><text:span text:style-name="T29"> </text:span><text:span text:style-name="T30">) ;</text:span></text:p>
            <text:p><text:span text:style-name="T31">}</text:span></text:p>
          </table:table-cell>
        </table:table-row>
        <table:table-row table:style-name="ro1">
          <table:table-cell office:value-type="string" calcext:value-type="string">
            <text:p>&lt;type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integer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boolean</text:p>
          </table:table-cell>
        </table:table-row>
        <table:table-row table:style-name="ro1">
          <table:table-cell office:value-type="string" calcext:value-type="string">
            <text:p>&lt;parameter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nemp_parameter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nemp_parameter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<text:span text:style-name="T2">:</text:span> &lt;type&gt; &lt;nemp_parameter_list2&gt;</text:p>
          </table:table-cell>
        </table:table-row>
        <table:table-row table:style-name="ro1">
          <table:table-cell office:value-type="string" calcext:value-type="string">
            <text:p>&lt;nemp_parameter_list2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68"> </text:span><text:span text:style-name="T69">,</text:span><text:span text:style-name="T70"> &lt;nemp_parameter_list&gt;</text:span>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3">
          <table:table-cell office:value-type="string" calcext:value-type="string">
            <text:p>&lt;mai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main {</text:span></text:p>
            <text:p><text:span text:style-name="T3">&lt;decl_list&gt;</text:span></text:p>
            <text:p><text:span text:style-name="T3">&lt;statement_block&gt;</text:span></text:p>
            <text:p><text:span text:style-name="T2">}</text:span></text:p>
          </table:table-cell>
        </table:table-row>
        <table:table-row table:style-name="ro1">
          <table:table-cell office:value-type="string" calcext:value-type="string">
            <text:p>&lt;statement_block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statement&gt; &lt;statement_block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statemen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<text:span text:style-name="T11">(</text:span><text:span text:style-name="T3"> &lt;arg_list&gt; </text:span><text:span text:style-name="T2">)</text:span><text:span text:style-name="T14"> </text:span><text:span text:style-name="T2">;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35">{</text:span><text:span text:style-name="T36"> &lt;statement_block&gt; </text:span><text:span text:style-name="T37">}</text:span><text:span text:style-name="T36"> 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38">if</text:span><text:span text:style-name="T39"> &lt;condition&gt; </text:span><text:span text:style-name="T40">{ </text:span><text:span text:style-name="T41">&lt;statement_block&gt; </text:span><text:span text:style-name="T42">}</text:span><text:span text:style-name="T43"> </text:span><text:span text:style-name="T42">else {</text:span><text:span text:style-name="T41"> &lt;statement_block&gt; </text:span><text:span text:style-name="T42">}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44">while </text:span><text:span text:style-name="T45">&lt;condition&gt; </text:span><text:span text:style-name="T46">{</text:span><text:span text:style-name="T47"> &lt;statement_block&gt; </text:span><text:span text:style-name="T46">}</text:span>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skip ;</text:p>
          </table:table-cell>
        </table:table-row>
        <table:table-row table:style-name="ro1">
          <table:table-cell office:value-type="string" calcext:value-type="string">
            <text:p>&lt;expressio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fragment&gt; &lt;expression2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48">(</text:span><text:span text:style-name="T49"> &lt;expression&gt; </text:span><text:span text:style-name="T50">)</text:span><text:span text:style-name="T79"> &lt;expression2&gt;</text:span></text:p>
          </table:table-cell>
        </table:table-row>
        <table:table-row table:style-name="ro1">
          <table:table-cell office:value-type="string" calcext:value-type="string">
            <text:p>&lt;expression2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/>&lt;binary_arith_op&gt; &lt;expression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fragmen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&lt;fragment2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55">-</text:span><text:span text:style-name="T56"> identifier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true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&lt;fragment2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<text:span text:style-name="T80">(</text:span><text:span text:style-name="T81"> &lt;arg_list&gt; </text:span><text:span text:style-name="T82">)</text:span>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binary_arith_op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+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&lt;condition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~<text:span text:style-name="T20"> &lt;condition&gt; &lt;condition2&gt;</text:span>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<text:span text:style-name="T73">(</text:span><text:span text:style-name="T74"> &lt;condition&gt; </text:span><text:span text:style-name="T75">)</text:span><text:span text:style-name="T76"> &lt;condition2&gt;</text:span>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&lt;expression&gt; &lt;comp_op&gt; &lt;expression&gt; &lt;condition2&gt;</text:p>
          </table:table-cell>
        </table:table-row>
        <table:table-row table:style-name="ro1">
          <table:table-cell office:value-type="string" calcext:value-type="string">
            <text:p>&lt;condition2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3">&lt;cond_op&gt;</text:span> &lt;condition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cond_op&gt;</text:p>
          </table:table-cell>
          <table:table-cell office:value-type="string" calcext:value-type="string">
            <text:p>::=</text:p>
          </table:table-cell>
          <table:table-cell table:style-name="ce8" office:value-type="string" calcext:value-type="string">
            <text:p>||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&amp;&amp;</text:p>
          </table:table-cell>
        </table:table-row>
        <table:table-row table:style-name="ro1">
          <table:table-cell office:value-type="string" calcext:value-type="string">
            <text:p>&lt;comp_op&gt;</text:p>
          </table:table-cell>
          <table:table-cell office:value-type="string" calcext:value-type="string">
            <text:p>::=</text:p>
          </table:table-cell>
          <table:table-cell table:style-name="ce3" office:value-type="string" calcext:value-type="string">
            <text:p> <text:span text:style-name="T2">==</text:span>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!=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&lt;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&lt;= 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&gt;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&gt;=</text:p>
          </table:table-cell>
        </table:table-row>
        <table:table-row table:style-name="ro1">
          <table:table-cell office:value-type="string" calcext:value-type="string">
            <text:p>&lt;arg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nemp_arg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nemp_arg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&lt;nemp_arg_list2&gt;</text:p>
          </table:table-cell>
        </table:table-row>
        <table:table-row table:style-name="ro1">
          <table:table-cell office:value-type="string" calcext:value-type="string">
            <text:p>&lt;nemp_arg_list2&gt;</text:p>
          </table:table-cell>
          <table:table-cell table:style-name="Default" office:value-type="string" calcext:value-type="string">
            <text:p>::=</text:p>
          </table:table-cell>
          <table:table-cell table:style-name="Default" office:value-type="string" calcext:value-type="string">
            <text:p><text:span text:style-name="T77">,</text:span><text:span text:style-name="T78"> &lt;nemp_arg_list&gt;</text:span></text:p>
          </table:table-cell>
        </table:table-row>
        <table:table-row table:style-name="ro1">
          <table:table-cell table:style-name="Default" table:number-columns-repeated="2"/>
          <table:table-cell table:style-name="ce4" office:value-type="string" calcext:value-type="string">
            <text:p>ɛ</text:p>
          </table:table-cell>
        </table:table-row>
      </table:table>
      <table:table table:name="better rules sorting + statement LL(1)" table:style-name="ta1">
        <table:table-column table:style-name="co1" table:default-cell-style-name="ce1"/>
        <table:table-column table:style-name="co2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&lt;program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decl_list&gt; &lt;function_list&gt; &lt;main&gt;</text:p>
          </table:table-cell>
        </table:table-row>
        <table:table-row table:style-name="ro1">
          <table:table-cell office:value-type="string" calcext:value-type="string">
            <text:p>&lt;decl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decl&gt; <text:span text:style-name="T2">;</text:span> &lt;decl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decl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var_decl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const_decl&gt;</text:p>
          </table:table-cell>
        </table:table-row>
        <table:table-row table:style-name="ro1">
          <table:table-cell office:value-type="string" calcext:value-type="string">
            <text:p>&lt;var_decl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var</text:span> identifier <text:span text:style-name="T2">: </text:span>&lt;type&gt;</text:p>
          </table:table-cell>
        </table:table-row>
        <table:table-row table:style-name="ro1">
          <table:table-cell office:value-type="string" calcext:value-type="string">
            <text:p>&lt;const_decl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const<text:span text:style-name="T3"> identifier </text:span><text:span text:style-name="T2">: </text:span><text:span text:style-name="T3">&lt;type&gt; </text:span><text:span text:style-name="T2">=</text:span><text:span text:style-name="T3"> &lt;expression&gt;</text:span></text:p>
          </table:table-cell>
        </table:table-row>
        <table:table-row table:style-name="ro1">
          <table:table-cell office:value-type="string" calcext:value-type="string">
            <text:p>&lt;function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function&gt; &lt;function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4">
          <table:table-cell office:value-type="string" calcext:value-type="string">
            <text:p>&lt;functio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type&gt; identifier <text:span text:style-name="T2">( </text:span>&lt;parameter_list&gt; <text:span text:style-name="T2">)</text:span></text:p>
            <text:p><text:span text:style-name="T2">{</text:span></text:p>
            <text:p><text:span text:style-name="T3">&lt;decl_list&gt;</text:span></text:p>
            <text:p><text:span text:style-name="T3">&lt;statement_block&gt;</text:span></text:p>
            <text:p><text:span text:style-name="T6">return (</text:span><text:span text:style-name="T7"> &lt;expression&gt;</text:span><text:span text:style-name="T8"> </text:span><text:span text:style-name="T9">) ;</text:span></text:p>
            <text:p><text:span text:style-name="T10">}</text:span>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<text:span text:style-name="T21">void</text:span><text:span text:style-name="T22"> identifier </text:span><text:span text:style-name="T23">( </text:span><text:span text:style-name="T24">&lt;parameter_list&gt; </text:span><text:span text:style-name="T23">)</text:span></text:p>
            <text:p><text:span text:style-name="T25">{</text:span></text:p>
            <text:p><text:span text:style-name="T26">&lt;decl_list&gt;</text:span></text:p>
            <text:p><text:span text:style-name="T26">&lt;statement_block&gt;</text:span></text:p>
            <text:p><text:span text:style-name="T27">return (</text:span><text:span text:style-name="T28"> </text:span><text:span text:style-name="T29"> </text:span><text:span text:style-name="T30">) ;</text:span></text:p>
            <text:p><text:span text:style-name="T31">}</text:span></text:p>
          </table:table-cell>
        </table:table-row>
        <table:table-row table:style-name="ro5">
          <table:table-cell office:value-type="string" calcext:value-type="string">
            <text:p>&lt;mai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main {</text:span></text:p>
            <text:p><text:span text:style-name="T3">&lt;decl_list&gt;</text:span></text:p>
            <text:p><text:span text:style-name="T3">&lt;statement_block&gt;</text:span></text:p>
            <text:p><text:span text:style-name="T2">}</text:span></text:p>
          </table:table-cell>
        </table:table-row>
        <table:table-row table:style-name="ro1">
          <table:table-cell office:value-type="string" calcext:value-type="string">
            <text:p>&lt;parameter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nemp_parameter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nemp_parameter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<text:span text:style-name="T2">:</text:span> &lt;type&gt; &lt;nemp_parameter_list2&gt;</text:p>
          </table:table-cell>
        </table:table-row>
        <table:table-row table:style-name="ro1">
          <table:table-cell office:value-type="string" calcext:value-type="string">
            <text:p>&lt;nemp_parameter_list2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77">,</text:span><text:span text:style-name="T78"> &lt;nemp_parameter_list&gt;</text:span>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office:value-type="string" calcext:value-type="string">
            <text:p>&lt;statement_block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statement&gt; &lt;statement_block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statement&gt;</text:p>
          </table:table-cell>
          <table:table-cell office:value-type="string" calcext:value-type="string">
            <text:p>::=</text:p>
          </table:table-cell>
          <table:table-cell table:style-name="Default" office:value-type="string" calcext:value-type="string">
            <text:p>identifier &lt;statement2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35">{</text:span><text:span text:style-name="T36"> &lt;statement_block&gt; </text:span><text:span text:style-name="T37">}</text:span><text:span text:style-name="T36"> 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38">if</text:span><text:span text:style-name="T39"> &lt;condition&gt; </text:span><text:span text:style-name="T40">{ </text:span><text:span text:style-name="T41">&lt;statement_block&gt; </text:span><text:span text:style-name="T42">}</text:span><text:span text:style-name="T43"> </text:span><text:span text:style-name="T42">else {</text:span><text:span text:style-name="T41"> &lt;statement_block&gt; </text:span><text:span text:style-name="T42">}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44">while </text:span><text:span text:style-name="T45">&lt;condition&gt; </text:span><text:span text:style-name="T46">{</text:span><text:span text:style-name="T47"> &lt;statement_block&gt; </text:span><text:span text:style-name="T46">}</text:span>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skip ;</text:p>
          </table:table-cell>
        </table:table-row>
        <table:table-row table:style-name="ro1">
          <table:table-cell office:value-type="string" calcext:value-type="string">
            <text:p>&lt;statement2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 = <text:span text:style-name="T3">&lt;expression&gt; </text:span><text:span text:style-name="T2">;</text:span>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pan text:style-name="T83">(</text:span><text:span text:style-name="T84"> &lt;arg_list&gt; </text:span><text:span text:style-name="T85">)</text:span><text:span text:style-name="T84"> </text:span><text:span text:style-name="T86">;</text:span></text:p>
          </table:table-cell>
        </table:table-row>
        <table:table-row table:style-name="ro1">
          <table:table-cell table:style-name="Default"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arg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nemp_arg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nemp_arg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&lt;nemp_arg_list2&gt;</text:p>
          </table:table-cell>
        </table:table-row>
        <table:table-row table:style-name="ro1">
          <table:table-cell office:value-type="string" calcext:value-type="string">
            <text:p>&lt;nemp_arg_list2&gt;</text:p>
          </table:table-cell>
          <table:table-cell table:style-name="Default" office:value-type="string" calcext:value-type="string">
            <text:p>::=</text:p>
          </table:table-cell>
          <table:table-cell table:style-name="Default" office:value-type="string" calcext:value-type="string">
            <text:p><text:span text:style-name="T77">,</text:span><text:span text:style-name="T78"> &lt;nemp_arg_list&gt;</text:span></text:p>
          </table:table-cell>
        </table:table-row>
        <table:table-row table:style-name="ro1">
          <table:table-cell table:style-name="Default"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expressio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fragment&gt; &lt;expression2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48">(</text:span><text:span text:style-name="T49"> &lt;expression&gt; </text:span><text:span text:style-name="T50">)</text:span><text:span text:style-name="T79"> &lt;expression2&gt;</text:span></text:p>
          </table:table-cell>
        </table:table-row>
        <table:table-row table:style-name="ro1">
          <table:table-cell office:value-type="string" calcext:value-type="string">
            <text:p>&lt;expression2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/>&lt;binary_arith_op&gt; &lt;expression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fragmen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&lt;fragment2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55">-</text:span><text:span text:style-name="T56"> identifier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true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&lt;fragment2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<text:span text:style-name="T80">(</text:span><text:span text:style-name="T81"> &lt;arg_list&gt; </text:span><text:span text:style-name="T82">)</text:span>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condition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~<text:span text:style-name="T20"> &lt;condition&gt; &lt;condition2&gt;</text:span>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<text:span text:style-name="T73">(</text:span><text:span text:style-name="T74"> &lt;condition&gt; </text:span><text:span text:style-name="T75">)</text:span><text:span text:style-name="T76"> &lt;condition2&gt;</text:span>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&lt;expression&gt; &lt;comp_op&gt; &lt;expression&gt; &lt;condition2&gt;</text:p>
          </table:table-cell>
        </table:table-row>
        <table:table-row table:style-name="ro1">
          <table:table-cell office:value-type="string" calcext:value-type="string">
            <text:p>&lt;condition2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3">&lt;cond_op&gt;</text:span> &lt;condition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type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integer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boolean</text:p>
          </table:table-cell>
        </table:table-row>
        <table:table-row table:style-name="ro1">
          <table:table-cell office:value-type="string" calcext:value-type="string">
            <text:p>&lt;binary_arith_op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+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&lt;cond_op&gt;</text:p>
          </table:table-cell>
          <table:table-cell office:value-type="string" calcext:value-type="string">
            <text:p>::=</text:p>
          </table:table-cell>
          <table:table-cell table:style-name="ce8" office:value-type="string" calcext:value-type="string">
            <text:p>||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&amp;&amp;</text:p>
          </table:table-cell>
        </table:table-row>
        <table:table-row table:style-name="ro1">
          <table:table-cell office:value-type="string" calcext:value-type="string">
            <text:p>&lt;comp_op&gt;</text:p>
          </table:table-cell>
          <table:table-cell office:value-type="string" calcext:value-type="string">
            <text:p>::=</text:p>
          </table:table-cell>
          <table:table-cell table:style-name="ce3" office:value-type="string" calcext:value-type="string">
            <text:p> <text:span text:style-name="T2">==</text:span>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!=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&lt;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&lt;= 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&gt;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&gt;=</text:p>
          </table:table-cell>
        </table:table-row>
      </table:table>
      <table:table table:name="final" table:style-name="ta1">
        <table:table-column table:style-name="co1" table:default-cell-style-name="ce1"/>
        <table:table-column table:style-name="co2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&lt;program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decl_list&gt; &lt;function_list&gt; &lt;main&gt;</text:p>
          </table:table-cell>
        </table:table-row>
        <table:table-row table:style-name="ro1">
          <table:table-cell office:value-type="string" calcext:value-type="string">
            <text:p>&lt;decl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decl&gt; <text:span text:style-name="T2">;</text:span> &lt;decl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decl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var_decl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const_decl&gt;</text:p>
          </table:table-cell>
        </table:table-row>
        <table:table-row table:style-name="ro1">
          <table:table-cell office:value-type="string" calcext:value-type="string">
            <text:p>&lt;var_decl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var</text:span> identifier <text:span text:style-name="T2">: </text:span>&lt;type&gt;</text:p>
          </table:table-cell>
        </table:table-row>
        <table:table-row table:style-name="ro1">
          <table:table-cell office:value-type="string" calcext:value-type="string">
            <text:p>&lt;const_decl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const<text:span text:style-name="T3"> identifier </text:span><text:span text:style-name="T2">: </text:span><text:span text:style-name="T3">&lt;type&gt; </text:span><text:span text:style-name="T2">=</text:span><text:span text:style-name="T3"> &lt;expression&gt;</text:span></text:p>
          </table:table-cell>
        </table:table-row>
        <table:table-row table:style-name="ro1">
          <table:table-cell office:value-type="string" calcext:value-type="string">
            <text:p>&lt;function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function&gt; &lt;function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4">
          <table:table-cell office:value-type="string" calcext:value-type="string">
            <text:p>&lt;functio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type&gt; identifier <text:span text:style-name="T2">( </text:span>&lt;parameter_list&gt; <text:span text:style-name="T2">)</text:span></text:p>
            <text:p><text:span text:style-name="T2">{</text:span></text:p>
            <text:p><text:span text:style-name="T3">&lt;decl_list&gt;</text:span></text:p>
            <text:p><text:span text:style-name="T3">&lt;statement_block&gt;</text:span></text:p>
            <text:p><text:span text:style-name="T6">return (</text:span><text:span text:style-name="T7"> &lt;expression&gt;</text:span><text:span text:style-name="T8"> </text:span><text:span text:style-name="T9">) ;</text:span></text:p>
            <text:p><text:span text:style-name="T10">}</text:span>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<text:span text:style-name="T21">void</text:span><text:span text:style-name="T22"> identifier </text:span><text:span text:style-name="T23">( </text:span><text:span text:style-name="T24">&lt;parameter_list&gt; </text:span><text:span text:style-name="T23">)</text:span></text:p>
            <text:p><text:span text:style-name="T25">{</text:span></text:p>
            <text:p><text:span text:style-name="T26">&lt;decl_list&gt;</text:span></text:p>
            <text:p><text:span text:style-name="T26">&lt;statement_block&gt;</text:span></text:p>
            <text:p><text:span text:style-name="T27">return (</text:span><text:span text:style-name="T28"> </text:span><text:span text:style-name="T29"> </text:span><text:span text:style-name="T30">) ;</text:span></text:p>
            <text:p><text:span text:style-name="T31">}</text:span></text:p>
          </table:table-cell>
        </table:table-row>
        <table:table-row table:style-name="ro5">
          <table:table-cell office:value-type="string" calcext:value-type="string">
            <text:p>&lt;mai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main {</text:span></text:p>
            <text:p><text:span text:style-name="T3">&lt;decl_list&gt;</text:span></text:p>
            <text:p><text:span text:style-name="T3">&lt;statement_block&gt;</text:span></text:p>
            <text:p><text:span text:style-name="T2">}</text:span></text:p>
          </table:table-cell>
        </table:table-row>
        <table:table-row table:style-name="ro1">
          <table:table-cell office:value-type="string" calcext:value-type="string">
            <text:p>&lt;parameter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nemp_parameter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nemp_parameter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<text:span text:style-name="T2">:</text:span> &lt;type&gt; &lt;nemp_parameter_list2&gt;</text:p>
          </table:table-cell>
        </table:table-row>
        <table:table-row table:style-name="ro1">
          <table:table-cell office:value-type="string" calcext:value-type="string">
            <text:p>&lt;nemp_parameter_list2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77">,</text:span><text:span text:style-name="T78"> &lt;nemp_parameter_list&gt;</text:span>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office:value-type="string" calcext:value-type="string">
            <text:p>&lt;statement_block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statement&gt; &lt;statement_block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statement&gt;</text:p>
          </table:table-cell>
          <table:table-cell office:value-type="string" calcext:value-type="string">
            <text:p>::=</text:p>
          </table:table-cell>
          <table:table-cell table:style-name="Default" office:value-type="string" calcext:value-type="string">
            <text:p>identifier &lt;statement2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35">{</text:span><text:span text:style-name="T36"> &lt;statement_block&gt; </text:span><text:span text:style-name="T37">}</text:span><text:span text:style-name="T36"> 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38">if</text:span><text:span text:style-name="T39"> &lt;condition&gt; </text:span><text:span text:style-name="T40">{ </text:span><text:span text:style-name="T41">&lt;statement_block&gt; </text:span><text:span text:style-name="T42">}</text:span><text:span text:style-name="T43"> </text:span><text:span text:style-name="T42">else {</text:span><text:span text:style-name="T41"> &lt;statement_block&gt; </text:span><text:span text:style-name="T42">}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44">while </text:span><text:span text:style-name="T45">&lt;condition&gt; </text:span><text:span text:style-name="T46">{</text:span><text:span text:style-name="T47"> &lt;statement_block&gt; </text:span><text:span text:style-name="T46">}</text:span>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skip ;</text:p>
          </table:table-cell>
        </table:table-row>
        <table:table-row table:style-name="ro1">
          <table:table-cell office:value-type="string" calcext:value-type="string">
            <text:p>&lt;statement2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 = <text:span text:style-name="T3">&lt;expression&gt; </text:span><text:span text:style-name="T2">;</text:span>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pan text:style-name="T83">(</text:span><text:span text:style-name="T84"> &lt;arg_list&gt; </text:span><text:span text:style-name="T85">)</text:span><text:span text:style-name="T84"> </text:span><text:span text:style-name="T86">;</text:span></text:p>
          </table:table-cell>
        </table:table-row>
        <table:table-row table:style-name="ro1">
          <table:table-cell table:style-name="Default"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arg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nemp_arg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nemp_arg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&lt;nemp_arg_list2&gt;</text:p>
          </table:table-cell>
        </table:table-row>
        <table:table-row table:style-name="ro1">
          <table:table-cell office:value-type="string" calcext:value-type="string">
            <text:p>&lt;nemp_arg_list2&gt;</text:p>
          </table:table-cell>
          <table:table-cell table:style-name="Default" office:value-type="string" calcext:value-type="string">
            <text:p>::=</text:p>
          </table:table-cell>
          <table:table-cell table:style-name="Default" office:value-type="string" calcext:value-type="string">
            <text:p><text:span text:style-name="T77">,</text:span><text:span text:style-name="T78"> &lt;nemp_arg_list&gt;</text:span></text:p>
          </table:table-cell>
        </table:table-row>
        <table:table-row table:style-name="ro1">
          <table:table-cell table:style-name="Default"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expressio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fragment&gt; &lt;expression2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48">(</text:span><text:span text:style-name="T49"> &lt;expression&gt; </text:span><text:span text:style-name="T50">)</text:span><text:span text:style-name="T79"> &lt;expression2&gt;</text:span></text:p>
          </table:table-cell>
        </table:table-row>
        <table:table-row table:style-name="ro1">
          <table:table-cell office:value-type="string" calcext:value-type="string">
            <text:p>&lt;expression2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/>&lt;binary_arith_op&gt; &lt;expression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fragmen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&lt;fragment2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55">-</text:span><text:span text:style-name="T56"> identifier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true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&lt;fragment2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<text:span text:style-name="T80">(</text:span><text:span text:style-name="T81"> &lt;arg_list&gt; </text:span><text:span text:style-name="T82">)</text:span>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condition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~<text:span text:style-name="T20"> &lt;condition&gt; &lt;condition2&gt;</text:span>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<text:span text:style-name="T73">(</text:span><text:span text:style-name="T74"> &lt;condition&gt; </text:span><text:span text:style-name="T75">)</text:span><text:span text:style-name="T76"> &lt;condition2&gt;</text:span>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&lt;expression&gt; &lt;comp_op&gt; &lt;expression&gt; &lt;condition2&gt;</text:p>
          </table:table-cell>
        </table:table-row>
        <table:table-row table:style-name="ro1">
          <table:table-cell office:value-type="string" calcext:value-type="string">
            <text:p>&lt;condition2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3">&lt;cond_op&gt;</text:span> &lt;condition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type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integer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boolean</text:p>
          </table:table-cell>
        </table:table-row>
        <table:table-row table:style-name="ro1">
          <table:table-cell office:value-type="string" calcext:value-type="string">
            <text:p>&lt;binary_arith_op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+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&lt;cond_op&gt;</text:p>
          </table:table-cell>
          <table:table-cell office:value-type="string" calcext:value-type="string">
            <text:p>::=</text:p>
          </table:table-cell>
          <table:table-cell table:style-name="ce8" office:value-type="string" calcext:value-type="string">
            <text:p>||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&amp;&amp;</text:p>
          </table:table-cell>
        </table:table-row>
        <table:table-row table:style-name="ro1">
          <table:table-cell office:value-type="string" calcext:value-type="string">
            <text:p>&lt;comp_op&gt;</text:p>
          </table:table-cell>
          <table:table-cell office:value-type="string" calcext:value-type="string">
            <text:p>::=</text:p>
          </table:table-cell>
          <table:table-cell table:style-name="ce3" office:value-type="string" calcext:value-type="string">
            <text:p> <text:span text:style-name="T2">==</text:span>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!=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&lt;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&lt;= 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&gt;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&gt;=</text:p>
          </table:table-cell>
        </table:table-row>
      </table:table>
      <table:table table:name="FIRST - FOLLOW - LOOKAHEAD" table:style-name="ta1">
        <table:table-column table:style-name="co5" table:default-cell-style-name="ce9"/>
        <table:table-column table:style-name="co2" table:number-columns-repeated="1023" table:default-cell-style-name="ce9"/>
        <table:table-row table:style-name="ro1">
          <table:table-cell/>
          <table:table-cell office:value-type="string" calcext:value-type="string">
            <text:p>FIRST</text:p>
          </table:table-cell>
          <table:table-cell office:value-type="string" calcext:value-type="string">
            <text:p>FOLLOW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&lt;program&gt;</text:p>
          </table:table-cell>
          <table:table-cell office:value-type="string" calcext:value-type="string">
            <text:p>&lt;decl_list&gt; + &lt;function_list&gt; + &lt;main&gt;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&lt;decl_list&gt;</text:p>
          </table:table-cell>
          <table:table-cell office:value-type="string" calcext:value-type="string">
            <text:p><text:span text:style-name="T87">&lt;decl</text:span><text:span text:style-name="T88">&gt; + </text:span><text:span text:style-name="T89">ɛ</text:span>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&lt;decl&gt;</text:p>
          </table:table-cell>
          <table:table-cell office:value-type="string" calcext:value-type="string">
            <text:p><text:span text:style-name="T2">var</text:span> – <text:span text:style-name="T2">const</text:span>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&lt;var_decl&gt;</text:p>
          </table:table-cell>
          <table:table-cell table:style-name="ce11" office:value-type="string" calcext:value-type="string">
            <text:p>var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&lt;const_decl&gt;</text:p>
          </table:table-cell>
          <table:table-cell table:style-name="ce11" office:value-type="string" calcext:value-type="string">
            <text:p>const</text:p>
          </table:table-cell>
          <table:table-cell table:number-columns-repeated="3"/>
          <table:table-cell table:style-name="ce13" office:value-type="string" calcext:value-type="string">
            <text:p><text:span text:style-name="T94">ɛ</text:span>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&lt;function_list&gt;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&lt;function&gt;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&lt;main&gt;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&lt;parameter_list&gt;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&lt;nemp_parameter_list&gt;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&lt;nemp_parameter_list2&gt;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&lt;statement_block&gt;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&lt;statement&gt;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&lt;statement2&gt;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&lt;arg_list&gt;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&lt;nemp_arg_list&gt;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&lt;nemp_arg_list2&gt;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&lt;expression&gt;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&lt;expression2&gt;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&lt;fragment&gt;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&lt;fragment2&gt;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&lt;condition&gt;</text:p>
          </table:table-cell>
          <table:table-cell office:value-type="string" calcext:value-type="string">
            <text:p>~, (, &lt;expression&gt;, 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&lt;condition2&gt;</text:p>
          </table:table-cell>
          <table:table-cell table:style-name="ce12" office:value-type="string" calcext:value-type="string">
            <text:p><text:span text:style-name="T90">||</text:span><text:span text:style-name="T91">, </text:span><text:span text:style-name="T92">&amp;&amp;, </text:span><text:span text:style-name="T93">ɛ</text:span>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&lt;type&gt;</text:p>
          </table:table-cell>
          <table:table-cell office:value-type="string" calcext:value-type="string">
            <text:p><text:span text:style-name="T2">integer</text:span>, <text:span text:style-name="T2">boolean</text:span>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&lt;binary_arith_op&gt;</text:p>
          </table:table-cell>
          <table:table-cell office:value-type="string" calcext:value-type="string">
            <text:p> <text:span text:style-name="T2">+</text:span><text:span text:style-name="T3">,</text:span> <text:span text:style-name="T2">-</text:span>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&lt;cond_op&gt;</text:p>
          </table:table-cell>
          <table:table-cell office:value-type="string" calcext:value-type="string">
            <text:p><text:span text:style-name="T2">||</text:span><text:span text:style-name="T3">,</text:span> <text:span text:style-name="T2">&amp;&amp;</text:span>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&lt;comp_op&gt;</text:p>
          </table:table-cell>
          <table:table-cell office:value-type="string" calcext:value-type="string">
            <text:p> <text:span text:style-name="T16">==</text:span><text:span text:style-name="T3">,</text:span> <text:span text:style-name="T2">!=</text:span><text:span text:style-name="T3">,</text:span> <text:span text:style-name="T13">&lt;</text:span><text:span text:style-name="T3">,</text:span> ≤<text:span text:style-name="T3">,</text:span> <text:span text:style-name="T2">&gt;</text:span><text:span text:style-name="T3">,</text:span> <text:span text:style-name="T2">&gt;= </text:span>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ERROR &lt;condition&gt; avec &lt;expression&gt;</text:p>
          </table:table-cell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22:23:10.961296219</meta:creation-date>
    <dc:date>2019-10-10T00:16:12.211888599</dc:date>
    <meta:editing-duration>PT1H12M28S</meta:editing-duration>
    <meta:editing-cycles>17</meta:editing-cycles>
    <meta:generator>LibreOffice/6.0.7.3$Linux_X86_64 LibreOffice_project/00m0$Build-3</meta:generator>
    <meta:document-statistic meta:table-count="9" meta:cell-count="832" meta:object-count="0"/>
  </office:meta>
</office:document-meta>
</file>